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8cm"/>
    </style:style>
    <style:style style:name="co4" style:family="table-column">
      <style:table-column-properties fo:break-before="auto" style:column-width="0.908cm"/>
    </style:style>
    <style:style style:name="co5" style:family="table-column">
      <style:table-column-properties fo:break-before="auto" style:column-width="1.064cm"/>
    </style:style>
    <style:style style:name="ro3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</office:automatic-styles>
  <office:body>
    <office:spreadsheet>
      <table:table table:name="Data" table:style-name="ta1"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number-columns-repeated="10" table:default-cell-style-name="Default"/>
        <table:table-column table:style-name="co5" table:default-cell-style-name="ce8"/>
        <table:table-column table:style-name="co2" table:number-columns-repeated="1010" table:default-cell-style-name="Default"/>
        <table:table-row table:style-name="ro4">
          <table:table-cell table:style-name="ce1" office:value-type="string">
            <text:p>Name</text:p>
          </table:table-cell>
          <table:table-cell table:style-name="ce1" office:value-type="float" office:value="2001">
            <text:p>2001</text:p>
          </table:table-cell>
          <table:table-cell table:style-name="ce3" office:value-type="float" office:value="2002">
            <text:p>2002</text:p>
          </table:table-cell>
          <table:table-cell table:style-name="ce1" office:value-type="float" office:value="2003">
            <text:p>2003</text:p>
          </table:table-cell>
          <table:table-cell table:style-name="ce1" office:value-type="float" office:value="2004">
            <text:p>2004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2006">
            <text:p>2006</text:p>
          </table:table-cell>
          <table:table-cell table:style-name="ce1" office:value-type="float" office:value="2007">
            <text:p>2007</text:p>
          </table:table-cell>
          <table:table-cell table:style-name="ce1" office:value-type="float" office:value="2008">
            <text:p>200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6" office:value-type="float" office:value="2030">
            <text:p>2030</text:p>
          </table:table-cell>
          <table:table-cell table:style-name="ce1" table:number-columns-repeated="1010"/>
        </table:table-row>
        <table:table-row table:style-name="ro2">
          <table:table-cell table:style-name="ce2" office:value-type="string">
            <text:p>Male</text:p>
          </table:table-cell>
          <table:table-cell table:style-name="ce2"/>
          <table:table-cell table:style-name="ce4"/>
          <table:table-cell table:style-name="ce2" table:number-columns-repeated="10"/>
          <table:table-cell table:style-name="ce7"/>
          <table:table-cell table:style-name="ce2" table:number-columns-repeated="1010"/>
        </table:table-row>
        <table:table-row table:style-name="ro2">
          <table:table-cell office:value-type="string">
            <text:p>Dawson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81.8059440602">
            <text:p>82</text:p>
          </table:table-cell>
          <table:table-cell table:number-columns-repeated="1010"/>
        </table:table-row>
        <table:table-row table:style-name="ro2">
          <table:table-cell office:value-type="string">
            <text:p>Julian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table:number-columns-repeated="2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7.9493006959">
            <text:p>38</text:p>
          </table:table-cell>
          <table:table-cell table:number-columns-repeated="1010"/>
        </table:table-row>
        <table:table-row table:style-name="ro2">
          <table:table-cell office:value-type="string">
            <text:p>Andy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Himmat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6.4542957053">
            <text:p>56</text:p>
          </table:table-cell>
          <table:table-cell table:number-columns-repeated="1010"/>
        </table:table-row>
        <table:table-row table:style-name="ro3">
          <table:table-cell office:value-type="string">
            <text:p>Mehtab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.230519477">
            <text:p>32</text:p>
          </table:table-cell>
          <table:table-cell table:number-columns-repeated="1010"/>
        </table:table-row>
        <table:table-row table:style-name="ro2">
          <table:table-cell office:value-type="string">
            <text:p>Ami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Devli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Finnley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.08066932717">
            <text:p>6</text:p>
          </table:table-cell>
          <table:table-cell table:number-columns-repeated="1010"/>
        </table:table-row>
        <table:table-row table:style-name="ro3">
          <table:table-cell office:value-type="string">
            <text:p>Jasdeep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0.4085914077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Walker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4.4827672319">
            <text:p>84</text:p>
          </table:table-cell>
          <table:table-cell table:number-columns-repeated="1010"/>
        </table:table-row>
        <table:table-row table:style-name="ro3">
          <table:table-cell office:value-type="string">
            <text:p>Maxime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ristoph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3.7637362611">
            <text:p>54</text:p>
          </table:table-cell>
          <table:table-cell table:number-columns-repeated="1010"/>
        </table:table-row>
        <table:table-row table:style-name="ro2">
          <table:table-cell office:value-type="string">
            <text:p>Mitchel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49.8896103922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Colin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table:number-columns-repeated="2"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1.0054945113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Wilson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.958791213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Sams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uke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Ranvir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3.8329170862">
            <text:p>54</text:p>
          </table:table-cell>
          <table:table-cell table:number-columns-repeated="1010"/>
        </table:table-row>
        <table:table-row table:style-name="ro3">
          <table:table-cell office:value-type="string">
            <text:p>Rohan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Devan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8.1700799153">
            <text:p>68</text:p>
          </table:table-cell>
          <table:table-cell table:number-columns-repeated="1010"/>
        </table:table-row>
        <table:table-row table:style-name="ro3">
          <table:table-cell office:value-type="string">
            <text:p>Pars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Ekamjot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Vincent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3.9920079978">
            <text:p>34</text:p>
          </table:table-cell>
          <table:table-cell table:number-columns-repeated="1010"/>
        </table:table-row>
        <table:table-row table:style-name="ro2">
          <table:table-cell office:value-type="string">
            <text:p>Porter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bel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21.894855148">
            <text:p>122</text:p>
          </table:table-cell>
          <table:table-cell table:number-columns-repeated="1010"/>
        </table:table-row>
        <table:table-row table:style-name="ro2">
          <table:table-cell office:value-type="string">
            <text:p>Colli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7.7145354603">
            <text:p>68</text:p>
          </table:table-cell>
          <table:table-cell table:number-columns-repeated="1010"/>
        </table:table-row>
        <table:table-row table:style-name="ro3">
          <table:table-cell office:value-type="string">
            <text:p>Alessand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5.9915084981">
            <text:p>36</text:p>
          </table:table-cell>
          <table:table-cell table:number-columns-repeated="1010"/>
        </table:table-row>
        <table:table-row table:style-name="ro2">
          <table:table-cell office:value-type="string">
            <text:p>Ke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3.8154345623">
            <text:p>44</text:p>
          </table:table-cell>
          <table:table-cell table:number-columns-repeated="1010"/>
        </table:table-row>
        <table:table-row table:style-name="ro3">
          <table:table-cell office:value-type="string">
            <text:p>Kohen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Oakley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4.7617382625">
            <text:p>45</text:p>
          </table:table-cell>
          <table:table-cell table:number-columns-repeated="1010"/>
        </table:table-row>
        <table:table-row table:style-name="ro2">
          <table:table-cell office:value-type="string">
            <text:p>Darryl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Cal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57.7994505515">
            <text:p>58</text:p>
          </table:table-cell>
          <table:table-cell table:number-columns-repeated="1010"/>
        </table:table-row>
        <table:table-row table:style-name="ro2">
          <table:table-cell office:value-type="string">
            <text:p>Cyrus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75.4715284764">
            <text:p>75</text:p>
          </table:table-cell>
          <table:table-cell table:number-columns-repeated="1010"/>
        </table:table-row>
        <table:table-row table:style-name="ro3">
          <table:table-cell office:value-type="string">
            <text:p>Adriano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Gurshaw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Brayden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Zacharia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.983016992">
            <text:p>37</text:p>
          </table:table-cell>
          <table:table-cell table:number-columns-repeated="1010"/>
        </table:table-row>
        <table:table-row table:style-name="ro2">
          <table:table-cell office:value-type="string">
            <text:p>Addis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2.9188311684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Ray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harles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35.5009990004">
            <text:p>36</text:p>
          </table:table-cell>
          <table:table-cell table:number-columns-repeated="1010"/>
        </table:table-row>
        <table:table-row table:style-name="ro2">
          <table:table-cell office:value-type="string">
            <text:p>Kelvin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6.793956049">
            <text:p>57</text:p>
          </table:table-cell>
          <table:table-cell table:number-columns-repeated="1010"/>
        </table:table-row>
        <table:table-row table:style-name="ro2">
          <table:table-cell office:value-type="string">
            <text:p>Drew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euben</text:p>
          </table:table-cell>
          <table:table-cell office:value-type="float" office:value="0">
            <text:p>0</text:p>
          </table:table-cell>
          <table:table-cell table:number-columns-repeated="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Haiden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7.975774224">
            <text:p>28</text:p>
          </table:table-cell>
          <table:table-cell table:number-columns-repeated="1010"/>
        </table:table-row>
        <table:table-row table:style-name="ro3">
          <table:table-cell office:value-type="string">
            <text:p>Manav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e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6.3136863146">
            <text:p>66</text:p>
          </table:table-cell>
          <table:table-cell table:number-columns-repeated="1010"/>
        </table:table-row>
        <table:table-row table:style-name="ro2">
          <table:table-cell office:value-type="string">
            <text:p>William</text:p>
          </table:table-cell>
          <table:table-cell office:value-type="float" office:value="159">
            <text:p>159</text:p>
          </table:table-cell>
          <table:table-cell office:value-type="float" office:value="167">
            <text:p>167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office:value-type="float" office:value="151">
            <text:p>151</text:p>
          </table:table-cell>
          <table:table-cell office:value-type="float" office:value="166">
            <text:p>166</text:p>
          </table:table-cell>
          <table:table-cell office:value-type="float" office:value="153">
            <text:p>153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9.07717282104">
            <text:p>9</text:p>
          </table:table-cell>
          <table:table-cell table:number-columns-repeated="1010"/>
        </table:table-row>
        <table:table-row table:style-name="ro2">
          <table:table-cell office:value-type="string">
            <text:p>Jamie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.3299200812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Lachla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60.1156343718">
            <text:p>60</text:p>
          </table:table-cell>
          <table:table-cell table:number-columns-repeated="1010"/>
        </table:table-row>
        <table:table-row table:style-name="ro3">
          <table:table-cell office:value-type="string">
            <text:p>Quinti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onne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Conor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rvey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63.0294705298">
            <text:p>63</text:p>
          </table:table-cell>
          <table:table-cell table:number-columns-repeated="1010"/>
        </table:table-row>
        <table:table-row table:style-name="ro2">
          <table:table-cell office:value-type="string">
            <text:p>Edw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3.946803196">
            <text:p>114</text:p>
          </table:table-cell>
          <table:table-cell table:number-columns-repeated="1010"/>
        </table:table-row>
        <table:table-row table:style-name="ro2">
          <table:table-cell office:value-type="string">
            <text:p>Gerard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lik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3.6236263718">
            <text:p>74</text:p>
          </table:table-cell>
          <table:table-cell table:number-columns-repeated="1010"/>
        </table:table-row>
        <table:table-row table:style-name="ro3">
          <table:table-cell office:value-type="string">
            <text:p>Kady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ady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Brenne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rmaan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rli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6.3051948071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Otto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ston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4560439584">
            <text:p>50</text:p>
          </table:table-cell>
          <table:table-cell table:number-columns-repeated="1010"/>
        </table:table-row>
        <table:table-row table:style-name="ro3">
          <table:table-cell office:value-type="string">
            <text:p>Keanu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4.6800699309">
            <text:p>15</text:p>
          </table:table-cell>
          <table:table-cell table:number-columns-repeated="1010"/>
        </table:table-row>
        <table:table-row table:style-name="ro3">
          <table:table-cell office:value-type="string">
            <text:p>Arlo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03.833916085">
            <text:p>104</text:p>
          </table:table-cell>
          <table:table-cell table:number-columns-repeated="1010"/>
        </table:table-row>
        <table:table-row table:style-name="ro3">
          <table:table-cell office:value-type="string">
            <text:p>Cael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.4038461541">
            <text:p>22</text:p>
          </table:table-cell>
          <table:table-cell table:number-columns-repeated="1010"/>
        </table:table-row>
        <table:table-row table:style-name="ro2">
          <table:table-cell office:value-type="string">
            <text:p>Tucker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Zavier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iger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.3476523468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Edmund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ria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eith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.26423576645">
            <text:p>7</text:p>
          </table:table-cell>
          <table:table-cell table:number-columns-repeated="1010"/>
        </table:table-row>
        <table:table-row table:style-name="ro3">
          <table:table-cell office:value-type="string">
            <text:p>Matias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ars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cky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Rajan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tticus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3.7537462493">
            <text:p>84</text:p>
          </table:table-cell>
          <table:table-cell table:number-columns-repeated="1010"/>
        </table:table-row>
        <table:table-row table:style-name="ro2">
          <table:table-cell office:value-type="string">
            <text:p>Lanc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revor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0.2872127922">
            <text:p>60</text:p>
          </table:table-cell>
          <table:table-cell table:number-columns-repeated="1010"/>
        </table:table-row>
        <table:table-row table:style-name="ro2">
          <table:table-cell office:value-type="string">
            <text:p>Sean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ikam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7.3171828115">
            <text:p>97</text:p>
          </table:table-cell>
          <table:table-cell table:number-columns-repeated="1010"/>
        </table:table-row>
        <table:table-row table:style-name="ro3">
          <table:table-cell office:value-type="string">
            <text:p>Luka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float" office:value="86.8239260743">
            <text:p>87</text:p>
          </table:table-cell>
          <table:table-cell table:number-columns-repeated="1010"/>
        </table:table-row>
        <table:table-row table:style-name="ro3">
          <table:table-cell office:value-type="string">
            <text:p>Jaxx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3">
          <table:table-cell office:value-type="string">
            <text:p>Mohit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46.2115384584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Cody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75.8928571345">
            <text:p>76</text:p>
          </table:table-cell>
          <table:table-cell table:number-columns-repeated="1010"/>
        </table:table-row>
        <table:table-row table:style-name="ro3">
          <table:table-cell office:value-type="string">
            <text:p>Jashan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laze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5.3708791184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Emery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5.6191308686">
            <text:p>76</text:p>
          </table:table-cell>
          <table:table-cell table:number-columns-repeated="1010"/>
        </table:table-row>
        <table:table-row table:style-name="ro2">
          <table:table-cell office:value-type="string">
            <text:p>Clyde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dam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95">
            <text:p>95</text:p>
          </table:table-cell>
          <table:table-cell office:value-type="float" office:value="231.187062948">
            <text:p>231</text:p>
          </table:table-cell>
          <table:table-cell table:number-columns-repeated="1010"/>
        </table:table-row>
        <table:table-row table:style-name="ro2">
          <table:table-cell office:value-type="string">
            <text:p>Tim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Cashto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Gage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oah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231">
            <text:p>231</text:p>
          </table:table-cell>
          <table:table-cell office:value-type="float" office:value="189">
            <text:p>189</text:p>
          </table:table-cell>
          <table:table-cell office:value-type="float" office:value="205">
            <text:p>205</text:p>
          </table:table-cell>
          <table:table-cell office:value-type="float" office:value="190">
            <text:p>190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ck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meron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Brodie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onas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xx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9.8319180816">
            <text:p>80</text:p>
          </table:table-cell>
          <table:table-cell table:number-columns-repeated="1010"/>
        </table:table-row>
        <table:table-row table:style-name="ro2">
          <table:table-cell office:value-type="string">
            <text:p>Vance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.9338161822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Ri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6.3836163836">
            <text:p>56</text:p>
          </table:table-cell>
          <table:table-cell table:number-columns-repeated="1010"/>
        </table:table-row>
        <table:table-row table:style-name="ro2">
          <table:table-cell office:value-type="string">
            <text:p>Romeo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8.2892107913">
            <text:p>48</text:p>
          </table:table-cell>
          <table:table-cell table:number-columns-repeated="1010"/>
        </table:table-row>
        <table:table-row table:style-name="ro3">
          <table:table-cell office:value-type="string">
            <text:p>Oskar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Jujhar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6.4730269768">
            <text:p>86</text:p>
          </table:table-cell>
          <table:table-cell table:number-columns-repeated="1010"/>
        </table:table-row>
        <table:table-row table:style-name="ro3">
          <table:table-cell office:value-type="string">
            <text:p>Jaskaran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Etienne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float" office:value="39.6098901072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Jarrett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90.6386113842">
            <text:p>91</text:p>
          </table:table-cell>
          <table:table-cell table:number-columns-repeated="1010"/>
        </table:table-row>
        <table:table-row table:style-name="ro3">
          <table:table-cell office:value-type="string">
            <text:p>Karso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.5322177779">
            <text:p>27</text:p>
          </table:table-cell>
          <table:table-cell table:number-columns-repeated="1010"/>
        </table:table-row>
        <table:table-row table:style-name="ro3">
          <table:table-cell office:value-type="string">
            <text:p>Layn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8.7947052947">
            <text:p>39</text:p>
          </table:table-cell>
          <table:table-cell table:number-columns-repeated="1010"/>
        </table:table-row>
        <table:table-row table:style-name="ro2">
          <table:table-cell office:value-type="string">
            <text:p>Seth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Caelum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aven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2.6248751222">
            <text:p>13</text:p>
          </table:table-cell>
          <table:table-cell table:number-columns-repeated="1010"/>
        </table:table-row>
        <table:table-row table:style-name="ro3">
          <table:table-cell office:value-type="string">
            <text:p>Balkara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Daxon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Brookly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illo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.656093912">
            <text:p>37</text:p>
          </table:table-cell>
          <table:table-cell table:number-columns-repeated="1010"/>
        </table:table-row>
        <table:table-row table:style-name="ro3">
          <table:table-cell office:value-type="string">
            <text:p>Kava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Jeremiah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2.5404595418">
            <text:p>73</text:p>
          </table:table-cell>
          <table:table-cell table:number-columns-repeated="1010"/>
        </table:table-row>
        <table:table-row table:style-name="ro2">
          <table:table-cell office:value-type="string">
            <text:p>Jacki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21.7402597428">
            <text:p>22</text:p>
          </table:table-cell>
          <table:table-cell table:number-columns-repeated="1010"/>
        </table:table-row>
        <table:table-row table:style-name="ro3">
          <table:table-cell office:value-type="string">
            <text:p>Draven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ason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.5447052942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Stepha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Tyce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hilip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7.3953546517">
            <text:p>47</text:p>
          </table:table-cell>
          <table:table-cell table:number-columns-repeated="1010"/>
        </table:table-row>
        <table:table-row table:style-name="ro3">
          <table:table-cell office:value-type="string">
            <text:p>Kody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0.7050449531">
            <text:p>21</text:p>
          </table:table-cell>
          <table:table-cell table:number-columns-repeated="1010"/>
        </table:table-row>
        <table:table-row table:style-name="ro3">
          <table:table-cell office:value-type="string">
            <text:p>Kaleb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rco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76.8848651306">
            <text:p>77</text:p>
          </table:table-cell>
          <table:table-cell table:number-columns-repeated="1010"/>
        </table:table-row>
        <table:table-row table:style-name="ro2">
          <table:table-cell office:value-type="string">
            <text:p>Bruno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ieran</text:p>
          </table:table-cell>
          <table:table-cell table:number-columns-repeated="2"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or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.1983017016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Ali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.86538461148">
            <text:p>2</text:p>
          </table:table-cell>
          <table:table-cell table:number-columns-repeated="1010"/>
        </table:table-row>
        <table:table-row table:style-name="ro3">
          <table:table-cell office:value-type="string">
            <text:p>Sehaj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8.0119880122">
            <text:p>88</text:p>
          </table:table-cell>
          <table:table-cell table:number-columns-repeated="1010"/>
        </table:table-row>
        <table:table-row table:style-name="ro3">
          <table:table-cell office:value-type="string">
            <text:p>Slade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arter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1.3721278675">
            <text:p>31</text:p>
          </table:table-cell>
          <table:table-cell table:number-columns-repeated="1010"/>
        </table:table-row>
        <table:table-row table:style-name="ro2">
          <table:table-cell office:value-type="string">
            <text:p>Kelly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2.6783216792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Bill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float" office:value="39.6098901072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Olivier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4560439584">
            <text:p>50</text:p>
          </table:table-cell>
          <table:table-cell table:number-columns-repeated="1010"/>
        </table:table-row>
        <table:table-row table:style-name="ro3">
          <table:table-cell office:value-type="string">
            <text:p>Zander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bhijot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2.3204295675">
            <text:p>32</text:p>
          </table:table-cell>
          <table:table-cell table:number-columns-repeated="1010"/>
        </table:table-row>
        <table:table-row table:style-name="ro3">
          <table:table-cell office:value-type="string">
            <text:p>Arshdeep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0.7257742303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Merrick</text:p>
          </table:table-cell>
          <table:table-cell table:number-columns-repeated="11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.8653846183">
            <text:p>59</text:p>
          </table:table-cell>
          <table:table-cell table:number-columns-repeated="1010"/>
        </table:table-row>
        <table:table-row table:style-name="ro3">
          <table:table-cell office:value-type="string">
            <text:p>Sukhma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eo</text:p>
          </table:table-cell>
          <table:table-cell office:value-type="float" office:value="10">
            <text:p>10</text:p>
          </table:table-cell>
          <table:table-cell table:number-columns-repeated="2" office:value-type="float" office:value="17">
            <text:p>17</text:p>
          </table:table-cell>
          <table:table-cell table:number-columns-repeated="3"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371.679070935">
            <text:p>372</text:p>
          </table:table-cell>
          <table:table-cell table:number-columns-repeated="1010"/>
        </table:table-row>
        <table:table-row table:style-name="ro3">
          <table:table-cell office:value-type="string">
            <text:p>Caede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ucius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Leighto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nk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Le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Jaydo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.4210789232">
            <text:p>61</text:p>
          </table:table-cell>
          <table:table-cell table:number-columns-repeated="1010"/>
        </table:table-row>
        <table:table-row table:style-name="ro2">
          <table:table-cell office:value-type="string">
            <text:p>Ace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76073926014">
            <text:p>5</text:p>
          </table:table-cell>
          <table:table-cell table:number-columns-repeated="1010"/>
        </table:table-row>
        <table:table-row table:style-name="ro3">
          <table:table-cell office:value-type="string">
            <text:p>Davy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Michael</text:p>
          </table:table-cell>
          <table:table-cell office:value-type="float" office:value="209">
            <text:p>209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26">
            <text:p>126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636.189810177">
            <text:p>636</text:p>
          </table:table-cell>
          <table:table-cell table:number-columns-repeated="1010"/>
        </table:table-row>
        <table:table-row table:style-name="ro3">
          <table:table-cell office:value-type="string">
            <text:p>Keerat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lakai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ugustus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erek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number-columns-repeated="2"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79.8531468585">
            <text:p>80</text:p>
          </table:table-cell>
          <table:table-cell table:number-columns-repeated="1010"/>
        </table:table-row>
        <table:table-row table:style-name="ro3">
          <table:table-cell office:value-type="string">
            <text:p>Gurkira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sey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8.8349150861">
            <text:p>29</text:p>
          </table:table-cell>
          <table:table-cell table:number-columns-repeated="1010"/>
        </table:table-row>
        <table:table-row table:style-name="ro3">
          <table:table-cell office:value-type="string">
            <text:p>Yahya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Hamz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.8648851218">
            <text:p>39</text:p>
          </table:table-cell>
          <table:table-cell table:number-columns-repeated="1010"/>
        </table:table-row>
        <table:table-row table:style-name="ro2">
          <table:table-cell office:value-type="string">
            <text:p>Phillip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eana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aron</text:p>
          </table:table-cell>
          <table:table-cell office:value-type="float" office:value="79">
            <text:p>79</text:p>
          </table:table-cell>
          <table:table-cell table:number-columns-repeated="2" office:value-type="float" office:value="84">
            <text:p>84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112.999500497">
            <text:p>113</text:p>
          </table:table-cell>
          <table:table-cell table:number-columns-repeated="1010"/>
        </table:table-row>
        <table:table-row table:style-name="ro3">
          <table:table-cell office:value-type="string">
            <text:p>Ashaan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Rory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.627122872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Thomas</text:p>
          </table:table-cell>
          <table:table-cell office:value-type="float" office:value="112">
            <text:p>112</text:p>
          </table:table-cell>
          <table:table-cell office:value-type="float" office:value="121">
            <text:p>121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156.222277723">
            <text:p>156</text:p>
          </table:table-cell>
          <table:table-cell table:number-columns-repeated="1010"/>
        </table:table-row>
        <table:table-row table:style-name="ro3">
          <table:table-cell office:value-type="string">
            <text:p>Neo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.9053446596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Rowan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nal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.8119380588">
            <text:p>41</text:p>
          </table:table-cell>
          <table:table-cell table:number-columns-repeated="1010"/>
        </table:table-row>
        <table:table-row table:style-name="ro3">
          <table:table-cell office:value-type="string">
            <text:p>Farha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Roa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lachi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Julie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7.8963536477">
            <text:p>48</text:p>
          </table:table-cell>
          <table:table-cell table:number-columns-repeated="1010"/>
        </table:table-row>
        <table:table-row table:style-name="ro3">
          <table:table-cell office:value-type="string">
            <text:p>Camro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listair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.0187312678">
            <text:p>12</text:p>
          </table:table-cell>
          <table:table-cell table:number-columns-repeated="1010"/>
        </table:table-row>
        <table:table-row table:style-name="ro2">
          <table:table-cell office:value-type="string">
            <text:p>Micah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2" office:value-type="float" office:value="39">
            <text:p>39</text:p>
          </table:table-cell>
          <table:table-cell office:value-type="float" office:value="87.2497502438">
            <text:p>87</text:p>
          </table:table-cell>
          <table:table-cell table:number-columns-repeated="1010"/>
        </table:table-row>
        <table:table-row table:style-name="ro3">
          <table:table-cell office:value-type="string">
            <text:p>Keegan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ne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lcolm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leksandar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enny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Prabhdeep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Darcy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82.3216783196">
            <text:p>82</text:p>
          </table:table-cell>
          <table:table-cell table:number-columns-repeated="1010"/>
        </table:table-row>
        <table:table-row table:style-name="ro2">
          <table:table-cell office:value-type="string">
            <text:p>Brandon</text:p>
          </table:table-cell>
          <table:table-cell office:value-type="float" office:value="168">
            <text:p>168</text:p>
          </table:table-cell>
          <table:table-cell office:value-type="float" office:value="142">
            <text:p>142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323.963786198">
            <text:p>324</text:p>
          </table:table-cell>
          <table:table-cell table:number-columns-repeated="1010"/>
        </table:table-row>
        <table:table-row table:style-name="ro3">
          <table:table-cell office:value-type="string">
            <text:p>Xander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hor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9.1466033942">
            <text:p>29</text:p>
          </table:table-cell>
          <table:table-cell table:number-columns-repeated="1010"/>
        </table:table-row>
        <table:table-row table:style-name="ro3">
          <table:table-cell office:value-type="string">
            <text:p>Rhys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166.023976022">
            <text:p>166</text:p>
          </table:table-cell>
          <table:table-cell table:number-columns-repeated="1010"/>
        </table:table-row>
        <table:table-row table:style-name="ro3">
          <table:table-cell office:value-type="string">
            <text:p>Korbi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noch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33.0082417561">
            <text:p>33</text:p>
          </table:table-cell>
          <table:table-cell table:number-columns-repeated="1010"/>
        </table:table-row>
        <table:table-row table:style-name="ro3">
          <table:table-cell office:value-type="string">
            <text:p>Kellen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6.7862137879">
            <text:p>77</text:p>
          </table:table-cell>
          <table:table-cell table:number-columns-repeated="1010"/>
        </table:table-row>
        <table:table-row table:style-name="ro3">
          <table:table-cell office:value-type="string">
            <text:p>Harman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ash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2.350149852">
            <text:p>52</text:p>
          </table:table-cell>
          <table:table-cell table:number-columns-repeated="1010"/>
        </table:table-row>
        <table:table-row table:style-name="ro3">
          <table:table-cell office:value-type="string">
            <text:p>Kayden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aranvir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52.9083416541">
            <text:p>53</text:p>
          </table:table-cell>
          <table:table-cell table:number-columns-repeated="1010"/>
        </table:table-row>
        <table:table-row table:style-name="ro2">
          <table:table-cell office:value-type="string">
            <text:p>Brennan</text:p>
          </table:table-cell>
          <table:table-cell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andon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m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3.587662339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Tommy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ikita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effery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0.4792707238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Mason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201">
            <text:p>201</text:p>
          </table:table-cell>
          <table:table-cell office:value-type="float" office:value="239">
            <text:p>239</text:p>
          </table:table-cell>
          <table:table-cell office:value-type="float" office:value="207">
            <text:p>207</text:p>
          </table:table-cell>
          <table:table-cell office:value-type="float" office:value="1580.77547451">
            <text:p>1581</text:p>
          </table:table-cell>
          <table:table-cell table:number-columns-repeated="1010"/>
        </table:table-row>
        <table:table-row table:style-name="ro3">
          <table:table-cell office:value-type="string">
            <text:p>Ayden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2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enis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ohammad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.00999001224">
            <text:p>4</text:p>
          </table:table-cell>
          <table:table-cell table:number-columns-repeated="1010"/>
        </table:table-row>
        <table:table-row table:style-name="ro3">
          <table:table-cell office:value-type="string">
            <text:p>Nathanae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ximus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27.261988016">
            <text:p>127</text:p>
          </table:table-cell>
          <table:table-cell table:number-columns-repeated="1010"/>
        </table:table-row>
        <table:table-row table:style-name="ro3">
          <table:table-cell office:value-type="string">
            <text:p>Gurinder</text:p>
          </table:table-cell>
          <table:table-cell table:number-columns-repeated="2"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46.5959040953">
            <text:p>47</text:p>
          </table:table-cell>
          <table:table-cell table:number-columns-repeated="1010"/>
        </table:table-row>
        <table:table-row table:style-name="ro3">
          <table:table-cell office:value-type="string">
            <text:p>Akash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1.0649350641">
            <text:p>61</text:p>
          </table:table-cell>
          <table:table-cell table:number-columns-repeated="1010"/>
        </table:table-row>
        <table:table-row table:style-name="ro2">
          <table:table-cell office:value-type="string">
            <text:p>Trace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Yuvraj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.56868131703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Crosby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.14110889021">
            <text:p>7</text:p>
          </table:table-cell>
          <table:table-cell table:number-columns-repeated="1010"/>
        </table:table-row>
        <table:table-row table:style-name="ro3">
          <table:table-cell office:value-type="string">
            <text:p>Manjot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oaqui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.3636363681">
            <text:p>68</text:p>
          </table:table-cell>
          <table:table-cell table:number-columns-repeated="1010"/>
        </table:table-row>
        <table:table-row table:style-name="ro3">
          <table:table-cell office:value-type="string">
            <text:p>Cristia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.12537462151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Fisher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1.2837162871">
            <text:p>21</text:p>
          </table:table-cell>
          <table:table-cell table:number-columns-repeated="1010"/>
        </table:table-row>
        <table:table-row table:style-name="ro3">
          <table:table-cell office:value-type="string">
            <text:p>Callan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3">
          <table:table-cell office:value-type="string">
            <text:p>Ilya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7.7689810159">
            <text:p>38</text:p>
          </table:table-cell>
          <table:table-cell table:number-columns-repeated="1010"/>
        </table:table-row>
        <table:table-row table:style-name="ro3">
          <table:table-cell office:value-type="string">
            <text:p>Jaiden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Zan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0.7282717314">
            <text:p>71</text:p>
          </table:table-cell>
          <table:table-cell table:number-columns-repeated="1010"/>
        </table:table-row>
        <table:table-row table:style-name="ro2">
          <table:table-cell office:value-type="string">
            <text:p>Harley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.8479020986">
            <text:p>19</text:p>
          </table:table-cell>
          <table:table-cell table:number-columns-repeated="1010"/>
        </table:table-row>
        <table:table-row table:style-name="ro3">
          <table:table-cell office:value-type="string">
            <text:p>Eamo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Weston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25.738761239">
            <text:p>226</text:p>
          </table:table-cell>
          <table:table-cell table:number-columns-repeated="1010"/>
        </table:table-row>
        <table:table-row table:style-name="ro2">
          <table:table-cell office:value-type="string">
            <text:p>Joshua</text:p>
          </table:table-cell>
          <table:table-cell office:value-type="float" office:value="293">
            <text:p>293</text:p>
          </table:table-cell>
          <table:table-cell office:value-type="float" office:value="308">
            <text:p>308</text:p>
          </table:table-cell>
          <table:table-cell office:value-type="float" office:value="276">
            <text:p>276</text:p>
          </table:table-cell>
          <table:table-cell office:value-type="float" office:value="227">
            <text:p>227</text:p>
          </table:table-cell>
          <table:table-cell office:value-type="float" office:value="265">
            <text:p>265</text:p>
          </table:table-cell>
          <table:table-cell office:value-type="float" office:value="223">
            <text:p>223</text:p>
          </table:table-cell>
          <table:table-cell office:value-type="float" office:value="205">
            <text:p>205</text:p>
          </table:table-cell>
          <table:table-cell office:value-type="float" office:value="193">
            <text:p>193</text:p>
          </table:table-cell>
          <table:table-cell office:value-type="float" office:value="168">
            <text:p>168</text:p>
          </table:table-cell>
          <table:table-cell office:value-type="float" office:value="159">
            <text:p>159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icolas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02.902097901">
            <text:p>103</text:p>
          </table:table-cell>
          <table:table-cell table:number-columns-repeated="1010"/>
        </table:table-row>
        <table:table-row table:style-name="ro2">
          <table:table-cell office:value-type="string">
            <text:p>Eliot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.55419580349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Auste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8301698316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Kendrick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oel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5.8486513463">
            <text:p>96</text:p>
          </table:table-cell>
          <table:table-cell table:number-columns-repeated="1010"/>
        </table:table-row>
        <table:table-row table:style-name="ro3">
          <table:table-cell office:value-type="string">
            <text:p>Kameron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o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ntej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.1793206772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Brogan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inh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33.0082417561">
            <text:p>33</text:p>
          </table:table-cell>
          <table:table-cell table:number-columns-repeated="1010"/>
        </table:table-row>
        <table:table-row table:style-name="ro3">
          <table:table-cell office:value-type="string">
            <text:p>Brendon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74.0307192802">
            <text:p>74</text:p>
          </table:table-cell>
          <table:table-cell table:number-columns-repeated="1010"/>
        </table:table-row>
        <table:table-row table:style-name="ro2">
          <table:table-cell office:value-type="string">
            <text:p>Terry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21278721476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Makai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.2142857168">
            <text:p>35</text:p>
          </table:table-cell>
          <table:table-cell table:number-columns-repeated="1010"/>
        </table:table-row>
        <table:table-row table:style-name="ro3">
          <table:table-cell office:value-type="string">
            <text:p>Waylo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5.8056943064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Way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3.2577422569">
            <text:p>33</text:p>
          </table:table-cell>
          <table:table-cell table:number-columns-repeated="1010"/>
        </table:table-row>
        <table:table-row table:style-name="ro2">
          <table:table-cell office:value-type="string">
            <text:p>Preston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70.3264235732">
            <text:p>70</text:p>
          </table:table-cell>
          <table:table-cell table:number-columns-repeated="1010"/>
        </table:table-row>
        <table:table-row table:style-name="ro3">
          <table:table-cell office:value-type="string">
            <text:p>Sylas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2.201048951">
            <text:p>112</text:p>
          </table:table-cell>
          <table:table-cell table:number-columns-repeated="1010"/>
        </table:table-row>
        <table:table-row table:style-name="ro3">
          <table:table-cell office:value-type="string">
            <text:p>Nik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36.0207292679">
            <text:p>36</text:p>
          </table:table-cell>
          <table:table-cell table:number-columns-repeated="1010"/>
        </table:table-row>
        <table:table-row table:style-name="ro3">
          <table:table-cell office:value-type="string">
            <text:p>Jos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Ewa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o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Jaxson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2"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416.106143871">
            <text:p>416</text:p>
          </table:table-cell>
          <table:table-cell table:number-columns-repeated="1010"/>
        </table:table-row>
        <table:table-row table:style-name="ro3">
          <table:table-cell office:value-type="string">
            <text:p>Nihaal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Lewis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8.728271726">
            <text:p>109</text:p>
          </table:table-cell>
          <table:table-cell table:number-columns-repeated="1010"/>
        </table:table-row>
        <table:table-row table:style-name="ro2">
          <table:table-cell office:value-type="string">
            <text:p>Stephen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7.5661838168">
            <text:p>38</text:p>
          </table:table-cell>
          <table:table-cell table:number-columns-repeated="1010"/>
        </table:table-row>
        <table:table-row table:style-name="ro3">
          <table:table-cell office:value-type="string">
            <text:p>Eason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7.2747252781">
            <text:p>67</text:p>
          </table:table-cell>
          <table:table-cell table:number-columns-repeated="1010"/>
        </table:table-row>
        <table:table-row table:style-name="ro3">
          <table:table-cell office:value-type="string">
            <text:p>Jaxen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6.5162337652">
            <text:p>67</text:p>
          </table:table-cell>
          <table:table-cell table:number-columns-repeated="1010"/>
        </table:table-row>
        <table:table-row table:style-name="ro3">
          <table:table-cell office:value-type="string">
            <text:p>Luca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120.184815185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Holde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Calum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7.2352647379">
            <text:p>67</text:p>
          </table:table-cell>
          <table:table-cell table:number-columns-repeated="1010"/>
        </table:table-row>
        <table:table-row table:style-name="ro2">
          <table:table-cell office:value-type="string">
            <text:p>Everet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25.330169833">
            <text:p>125</text:p>
          </table:table-cell>
          <table:table-cell table:number-columns-repeated="1010"/>
        </table:table-row>
        <table:table-row table:style-name="ro2">
          <table:table-cell office:value-type="string">
            <text:p>Nolan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ost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.78796204075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rtin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23.819180822">
            <text:p>124</text:p>
          </table:table-cell>
          <table:table-cell table:number-columns-repeated="1010"/>
        </table:table-row>
        <table:table-row table:style-name="ro3">
          <table:table-cell office:value-type="string">
            <text:p>Jagroop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1.8031968065">
            <text:p>12</text:p>
          </table:table-cell>
          <table:table-cell table:number-columns-repeated="1010"/>
        </table:table-row>
        <table:table-row table:style-name="ro2">
          <table:table-cell office:value-type="string">
            <text:p>Warren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1.067682317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Muhammad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Quint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ae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Grayson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24.356393606">
            <text:p>624</text:p>
          </table:table-cell>
          <table:table-cell table:number-columns-repeated="1010"/>
        </table:table-row>
        <table:table-row table:style-name="ro2">
          <table:table-cell office:value-type="string">
            <text:p>Issac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4.7270229751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Cullen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76073926014">
            <text:p>5</text:p>
          </table:table-cell>
          <table:table-cell table:number-columns-repeated="1010"/>
        </table:table-row>
        <table:table-row table:style-name="ro3">
          <table:table-cell office:value-type="string">
            <text:p>Kalan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t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uan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ondon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.087662340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Ira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63.0294705298">
            <text:p>63</text:p>
          </table:table-cell>
          <table:table-cell table:number-columns-repeated="1010"/>
        </table:table-row>
        <table:table-row table:style-name="ro3">
          <table:table-cell office:value-type="string">
            <text:p>Gurtej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2.6248751222">
            <text:p>13</text:p>
          </table:table-cell>
          <table:table-cell table:number-columns-repeated="1010"/>
        </table:table-row>
        <table:table-row table:style-name="ro3">
          <table:table-cell office:value-type="string">
            <text:p>Kaede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Filip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berto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float" office:value="39.6098901072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Kingston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71.676823177">
            <text:p>172</text:p>
          </table:table-cell>
          <table:table-cell table:number-columns-repeated="1010"/>
        </table:table-row>
        <table:table-row table:style-name="ro2">
          <table:table-cell office:value-type="string">
            <text:p>Jayso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an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Navraj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.6313686293">
            <text:p>22</text:p>
          </table:table-cell>
          <table:table-cell table:number-columns-repeated="1010"/>
        </table:table-row>
        <table:table-row table:style-name="ro2">
          <table:table-cell office:value-type="string">
            <text:p>Oliver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float" office:value="118">
            <text:p>118</text:p>
          </table:table-cell>
          <table:table-cell office:value-type="float" office:value="141">
            <text:p>141</text:p>
          </table:table-cell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308.259990002">
            <text:p>308</text:p>
          </table:table-cell>
          <table:table-cell table:number-columns-repeated="1010"/>
        </table:table-row>
        <table:table-row table:style-name="ro2">
          <table:table-cell office:value-type="string">
            <text:p>Arthur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9.5714285719">
            <text:p>70</text:p>
          </table:table-cell>
          <table:table-cell table:number-columns-repeated="1010"/>
        </table:table-row>
        <table:table-row table:style-name="ro2">
          <table:table-cell office:value-type="string">
            <text:p>Alexander</text:p>
          </table:table-cell>
          <table:table-cell office:value-type="float" office:value="215">
            <text:p>215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202">
            <text:p>202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159">
            <text:p>159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84">
            <text:p>184</text:p>
          </table:table-cell>
          <table:table-cell office:value-type="float" office:value="190">
            <text:p>190</text:p>
          </table:table-cell>
          <table:table-cell office:value-type="float" office:value="414.122877124">
            <text:p>414</text:p>
          </table:table-cell>
          <table:table-cell table:number-columns-repeated="1010"/>
        </table:table-row>
        <table:table-row table:style-name="ro3">
          <table:table-cell office:value-type="string">
            <text:p>Arjun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edan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ger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2.2255244738">
            <text:p>92</text:p>
          </table:table-cell>
          <table:table-cell table:number-columns-repeated="1010"/>
        </table:table-row>
        <table:table-row table:style-name="ro2">
          <table:table-cell office:value-type="string">
            <text:p>Miller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kye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vijot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lark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Zachary</text:p>
          </table:table-cell>
          <table:table-cell office:value-type="float" office:value="141">
            <text:p>141</text:p>
          </table:table-cell>
          <table:table-cell office:value-type="float" office:value="129">
            <text:p>129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95">
            <text:p>95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331.100399599">
            <text:p>331</text:p>
          </table:table-cell>
          <table:table-cell table:number-columns-repeated="1010"/>
        </table:table-row>
        <table:table-row table:style-name="ro3">
          <table:table-cell office:value-type="string">
            <text:p>Keelan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erry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rcel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erenc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1.4358141848">
            <text:p>41</text:p>
          </table:table-cell>
          <table:table-cell table:number-columns-repeated="1010"/>
        </table:table-row>
        <table:table-row table:style-name="ro3">
          <table:table-cell office:value-type="string">
            <text:p>Kai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gger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96.6668331687">
            <text:p>97</text:p>
          </table:table-cell>
          <table:table-cell table:number-columns-repeated="1010"/>
        </table:table-row>
        <table:table-row table:style-name="ro3">
          <table:table-cell office:value-type="string">
            <text:p>Corba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arsen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76073926014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Gus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3">
          <table:table-cell office:value-type="string">
            <text:p>Jordi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yce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Hao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3">
          <table:table-cell office:value-type="string">
            <text:p>Jax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7.472777225">
            <text:p>237</text:p>
          </table:table-cell>
          <table:table-cell table:number-columns-repeated="1010"/>
        </table:table-row>
        <table:table-row table:style-name="ro3">
          <table:table-cell office:value-type="string">
            <text:p>Pava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Beckham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9.8656343695">
            <text:p>50</text:p>
          </table:table-cell>
          <table:table-cell table:number-columns-repeated="1010"/>
        </table:table-row>
        <table:table-row table:style-name="ro3">
          <table:table-cell office:value-type="string">
            <text:p>Ranbir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4560439584">
            <text:p>50</text:p>
          </table:table-cell>
          <table:table-cell table:number-columns-repeated="1010"/>
        </table:table-row>
        <table:table-row table:style-name="ro3">
          <table:table-cell office:value-type="string">
            <text:p>Arav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3">
          <table:table-cell office:value-type="string">
            <text:p>Amit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61.35014985">
            <text:p>61</text:p>
          </table:table-cell>
          <table:table-cell table:number-columns-repeated="1010"/>
        </table:table-row>
        <table:table-row table:style-name="ro2">
          <table:table-cell office:value-type="string">
            <text:p>Duncan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ndreas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Lukasz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3">
          <table:table-cell office:value-type="string">
            <text:p>Rowe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.4365634373">
            <text:p>18</text:p>
          </table:table-cell>
          <table:table-cell table:number-columns-repeated="1010"/>
        </table:table-row>
        <table:table-row table:style-name="ro3">
          <table:table-cell office:value-type="string">
            <text:p>Sebastien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hawn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ees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tefa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thew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a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1.163586417">
            <text:p>131</text:p>
          </table:table-cell>
          <table:table-cell table:number-columns-repeated="1010"/>
        </table:table-row>
        <table:table-row table:style-name="ro2">
          <table:table-cell office:value-type="string">
            <text:p>Baron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Raphae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0.6098901036">
            <text:p>91</text:p>
          </table:table-cell>
          <table:table-cell table:number-columns-repeated="1010"/>
        </table:table-row>
        <table:table-row table:style-name="ro3">
          <table:table-cell office:value-type="string">
            <text:p>Ash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260.936063936">
            <text:p>261</text:p>
          </table:table-cell>
          <table:table-cell table:number-columns-repeated="1010"/>
        </table:table-row>
        <table:table-row table:style-name="ro3">
          <table:table-cell office:value-type="string">
            <text:p>Tobin</text:p>
          </table:table-cell>
          <table:table-cell table:number-columns-repeated="11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2.502747257">
            <text:p>93</text:p>
          </table:table-cell>
          <table:table-cell table:number-columns-repeated="1010"/>
        </table:table-row>
        <table:table-row table:style-name="ro2">
          <table:table-cell office:value-type="string">
            <text:p>Jimmy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eif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2.1718281728">
            <text:p>52</text:p>
          </table:table-cell>
          <table:table-cell table:number-columns-repeated="1010"/>
        </table:table-row>
        <table:table-row table:style-name="ro3">
          <table:table-cell office:value-type="string">
            <text:p>Jovin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teo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0.097402603">
            <text:p>20</text:p>
          </table:table-cell>
          <table:table-cell table:number-columns-repeated="1010"/>
        </table:table-row>
        <table:table-row table:style-name="ro3">
          <table:table-cell office:value-type="string">
            <text:p>Kellan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86.4475524494">
            <text:p>86</text:p>
          </table:table-cell>
          <table:table-cell table:number-columns-repeated="1010"/>
        </table:table-row>
        <table:table-row table:style-name="ro2">
          <table:table-cell office:value-type="string">
            <text:p>Joel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51.9395604429">
            <text:p>52</text:p>
          </table:table-cell>
          <table:table-cell table:number-columns-repeated="1010"/>
        </table:table-row>
        <table:table-row table:style-name="ro3">
          <table:table-cell office:value-type="string">
            <text:p>Kenzo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Maximilian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Graydon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19755244566">
            <text:p>4</text:p>
          </table:table-cell>
          <table:table-cell table:number-columns-repeated="1010"/>
        </table:table-row>
        <table:table-row table:style-name="ro3">
          <table:table-cell office:value-type="string">
            <text:p>Darien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6.387862134">
            <text:p>76</text:p>
          </table:table-cell>
          <table:table-cell table:number-columns-repeated="1010"/>
        </table:table-row>
        <table:table-row table:style-name="ro2">
          <table:table-cell office:value-type="string">
            <text:p>Devin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1.0022477492">
            <text:p>91</text:p>
          </table:table-cell>
          <table:table-cell table:number-columns-repeated="1010"/>
        </table:table-row>
        <table:table-row table:style-name="ro2">
          <table:table-cell office:value-type="string">
            <text:p>Remington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3">
          <table:table-cell office:value-type="string">
            <text:p>Iai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urt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46.2115384584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Leonard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289710289624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oey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.14560439062">
            <text:p>8</text:p>
          </table:table-cell>
          <table:table-cell table:number-columns-repeated="1010"/>
        </table:table-row>
        <table:table-row table:style-name="ro3">
          <table:table-cell office:value-type="string">
            <text:p>Kallen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4560439584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Scott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2.7117882215">
            <text:p>43</text:p>
          </table:table-cell>
          <table:table-cell table:number-columns-repeated="1010"/>
        </table:table-row>
        <table:table-row table:style-name="ro2">
          <table:table-cell office:value-type="string">
            <text:p>Emers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2.549700294">
            <text:p>23</text:p>
          </table:table-cell>
          <table:table-cell table:number-columns-repeated="1010"/>
        </table:table-row>
        <table:table-row table:style-name="ro3">
          <table:table-cell office:value-type="string">
            <text:p>Manpreet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float" office:value="39.6098901072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Spencer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number-columns-repeated="2"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29.722277725">
            <text:p>330</text:p>
          </table:table-cell>
          <table:table-cell table:number-columns-repeated="1010"/>
        </table:table-row>
        <table:table-row table:style-name="ro3">
          <table:table-cell office:value-type="string">
            <text:p>Caden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ohammed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01.710789216">
            <text:p>102</text:p>
          </table:table-cell>
          <table:table-cell table:number-columns-repeated="1010"/>
        </table:table-row>
        <table:table-row table:style-name="ro3">
          <table:table-cell office:value-type="string">
            <text:p>Coleton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kaio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ndrew</text:p>
          </table:table-cell>
          <table:table-cell office:value-type="float" office:value="167">
            <text:p>167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37">
            <text:p>137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rman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ndrei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ntaj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.2222777203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ixo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44.482517488">
            <text:p>244</text:p>
          </table:table-cell>
          <table:table-cell table:number-columns-repeated="1010"/>
        </table:table-row>
        <table:table-row table:style-name="ro2">
          <table:table-cell office:value-type="string">
            <text:p>Sterling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108.479020984">
            <text:p>108</text:p>
          </table:table-cell>
          <table:table-cell table:number-columns-repeated="1010"/>
        </table:table-row>
        <table:table-row table:style-name="ro2">
          <table:table-cell office:value-type="string">
            <text:p>Toma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udah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26.2340159809">
            <text:p>26</text:p>
          </table:table-cell>
          <table:table-cell table:number-columns-repeated="1010"/>
        </table:table-row>
        <table:table-row table:style-name="ro3">
          <table:table-cell office:value-type="string">
            <text:p>Aidan</text:p>
          </table:table-cell>
          <table:table-cell office:value-type="float" office:value="106">
            <text:p>106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Deklan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Braeda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49.3134365632">
            <text:p>49</text:p>
          </table:table-cell>
          <table:table-cell table:number-columns-repeated="1010"/>
        </table:table-row>
        <table:table-row table:style-name="ro3">
          <table:table-cell office:value-type="string">
            <text:p>Tala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lton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0.6168831223">
            <text:p>51</text:p>
          </table:table-cell>
          <table:table-cell table:number-columns-repeated="1010"/>
        </table:table-row>
        <table:table-row table:style-name="ro2">
          <table:table-cell office:value-type="string">
            <text:p>Royc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5.9433066965">
            <text:p>86</text:p>
          </table:table-cell>
          <table:table-cell table:number-columns-repeated="1010"/>
        </table:table-row>
        <table:table-row table:style-name="ro3">
          <table:table-cell office:value-type="string">
            <text:p>Aydin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ximillia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cco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lijah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82.9965035065">
            <text:p>83</text:p>
          </table:table-cell>
          <table:table-cell table:number-columns-repeated="1010"/>
        </table:table-row>
        <table:table-row table:style-name="ro3">
          <table:table-cell office:value-type="string">
            <text:p>Finlay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orey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0.1248751282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Knox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2.184815184">
            <text:p>112</text:p>
          </table:table-cell>
          <table:table-cell table:number-columns-repeated="1010"/>
        </table:table-row>
        <table:table-row table:style-name="ro2">
          <table:table-cell office:value-type="string">
            <text:p>Henry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628.643856152">
            <text:p>629</text:p>
          </table:table-cell>
          <table:table-cell table:number-columns-repeated="1010"/>
        </table:table-row>
        <table:table-row table:style-name="ro3">
          <table:table-cell office:value-type="string">
            <text:p>Denze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Ryle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.7547452554">
            <text:p>26</text:p>
          </table:table-cell>
          <table:table-cell table:number-columns-repeated="1010"/>
        </table:table-row>
        <table:table-row table:style-name="ro2">
          <table:table-cell office:value-type="string">
            <text:p>Blake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536.941058951">
            <text:p>537</text:p>
          </table:table-cell>
          <table:table-cell table:number-columns-repeated="1010"/>
        </table:table-row>
        <table:table-row table:style-name="ro3">
          <table:table-cell office:value-type="string">
            <text:p>Henrik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5.1193806147">
            <text:p>55</text:p>
          </table:table-cell>
          <table:table-cell table:number-columns-repeated="1010"/>
        </table:table-row>
        <table:table-row table:style-name="ro2">
          <table:table-cell office:value-type="string">
            <text:p>Mackenzie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1.9173326562">
            <text:p>32</text:p>
          </table:table-cell>
          <table:table-cell table:number-columns-repeated="1010"/>
        </table:table-row>
        <table:table-row table:style-name="ro3">
          <table:table-cell office:value-type="string">
            <text:p>Dax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0.3833666341">
            <text:p>30</text:p>
          </table:table-cell>
          <table:table-cell table:number-columns-repeated="1010"/>
        </table:table-row>
        <table:table-row table:style-name="ro2">
          <table:table-cell office:value-type="string">
            <text:p>Kirk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3">
          <table:table-cell office:value-type="string">
            <text:p>Karsten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ssimo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niel</text:p>
          </table:table-cell>
          <table:table-cell office:value-type="float" office:value="173">
            <text:p>173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69">
            <text:p>169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endrix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hme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3.9770229824">
            <text:p>64</text:p>
          </table:table-cell>
          <table:table-cell table:number-columns-repeated="1010"/>
        </table:table-row>
        <table:table-row table:style-name="ro2">
          <table:table-cell office:value-type="string">
            <text:p>Jonathan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table:number-columns-repeated="2"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126.06843157">
            <text:p>126</text:p>
          </table:table-cell>
          <table:table-cell table:number-columns-repeated="1010"/>
        </table:table-row>
        <table:table-row table:style-name="ro2">
          <table:table-cell office:value-type="string">
            <text:p>F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awyer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93.226523479">
            <text:p>193</text:p>
          </table:table-cell>
          <table:table-cell table:number-columns-repeated="1010"/>
        </table:table-row>
        <table:table-row table:style-name="ro3">
          <table:table-cell office:value-type="string">
            <text:p>Fynn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.6091408585">
            <text:p>81</text:p>
          </table:table-cell>
          <table:table-cell table:number-columns-repeated="1010"/>
        </table:table-row>
        <table:table-row table:style-name="ro2">
          <table:table-cell office:value-type="string">
            <text:p>Jericho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om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.87462537344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Joseph</text:p>
          </table:table-cell>
          <table:table-cell table:number-columns-repeated="2"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84">
            <text:p>84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yl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Theo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6.254495506">
            <text:p>106</text:p>
          </table:table-cell>
          <table:table-cell table:number-columns-repeated="1010"/>
        </table:table-row>
        <table:table-row table:style-name="ro3">
          <table:table-cell office:value-type="string">
            <text:p>Seamu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iguel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7.1456043972">
            <text:p>47</text:p>
          </table:table-cell>
          <table:table-cell table:number-columns-repeated="1010"/>
        </table:table-row>
        <table:table-row table:style-name="ro2">
          <table:table-cell office:value-type="string">
            <text:p>Donovan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.39810189634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Trenton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Isaak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7.1943056895">
            <text:p>67</text:p>
          </table:table-cell>
          <table:table-cell table:number-columns-repeated="1010"/>
        </table:table-row>
        <table:table-row table:style-name="ro2">
          <table:table-cell office:value-type="string">
            <text:p>Jos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3.7564935046">
            <text:p>24</text:p>
          </table:table-cell>
          <table:table-cell table:number-columns-repeated="1010"/>
        </table:table-row>
        <table:table-row table:style-name="ro3">
          <table:table-cell office:value-type="string">
            <text:p>Dhruv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Callen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66.9967532468">
            <text:p>67</text:p>
          </table:table-cell>
          <table:table-cell table:number-columns-repeated="1010"/>
        </table:table-row>
        <table:table-row table:style-name="ro2">
          <table:table-cell office:value-type="string">
            <text:p>Grad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agnu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.6221278719">
            <text:p>18</text:p>
          </table:table-cell>
          <table:table-cell table:number-columns-repeated="1010"/>
        </table:table-row>
        <table:table-row table:style-name="ro3">
          <table:table-cell office:value-type="string">
            <text:p>Ashwi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saac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34.568181801">
            <text:p>135</text:p>
          </table:table-cell>
          <table:table-cell table:number-columns-repeated="1010"/>
        </table:table-row>
        <table:table-row table:style-name="ro2">
          <table:table-cell office:value-type="string">
            <text:p>Danny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ara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Nikhil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.9637862161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Antoine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46.6910589403">
            <text:p>47</text:p>
          </table:table-cell>
          <table:table-cell table:number-columns-repeated="1010"/>
        </table:table-row>
        <table:table-row table:style-name="ro3">
          <table:table-cell office:value-type="string">
            <text:p>Liam</text:p>
          </table:table-cell>
          <table:table-cell office:value-type="float" office:value="214">
            <text:p>214</text:p>
          </table:table-cell>
          <table:table-cell office:value-type="float" office:value="180">
            <text:p>180</text:p>
          </table:table-cell>
          <table:table-cell office:value-type="float" office:value="199">
            <text:p>199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11">
            <text:p>211</text:p>
          </table:table-cell>
          <table:table-cell office:value-type="float" office:value="193">
            <text:p>193</text:p>
          </table:table-cell>
          <table:table-cell office:value-type="float" office:value="286">
            <text:p>286</text:p>
          </table:table-cell>
          <table:table-cell table:number-columns-repeated="2"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1084.44355645">
            <text:p>1084</text:p>
          </table:table-cell>
          <table:table-cell table:number-columns-repeated="1010"/>
        </table:table-row>
        <table:table-row table:style-name="ro2">
          <table:table-cell office:value-type="string">
            <text:p>Marvi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Kenny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Coen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rio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ishop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Damien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lair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7.5961538467">
            <text:p>38</text:p>
          </table:table-cell>
          <table:table-cell table:number-columns-repeated="1010"/>
        </table:table-row>
        <table:table-row table:style-name="ro2">
          <table:table-cell office:value-type="string">
            <text:p>Tat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21.063186819">
            <text:p>121</text:p>
          </table:table-cell>
          <table:table-cell table:number-columns-repeated="1010"/>
        </table:table-row>
        <table:table-row table:style-name="ro3">
          <table:table-cell office:value-type="string">
            <text:p>Tai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leksander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.1793206772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Stuart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3.884615386">
            <text:p>24</text:p>
          </table:table-cell>
          <table:table-cell table:number-columns-repeated="1010"/>
        </table:table-row>
        <table:table-row table:style-name="ro3">
          <table:table-cell office:value-type="string">
            <text:p>Khalil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Braydon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bi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.2165334747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Carlos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Gurtaj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.5482018023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Kenneth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4.1123876164">
            <text:p>54</text:p>
          </table:table-cell>
          <table:table-cell table:number-columns-repeated="1010"/>
        </table:table-row>
        <table:table-row table:style-name="ro3">
          <table:table-cell office:value-type="string">
            <text:p>Niklas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Clayton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9.710789209">
            <text:p>110</text:p>
          </table:table-cell>
          <table:table-cell table:number-columns-repeated="1010"/>
        </table:table-row>
        <table:table-row table:style-name="ro2">
          <table:table-cell office:value-type="string">
            <text:p>Maxim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eonar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4.937312692">
            <text:p>125</text:p>
          </table:table-cell>
          <table:table-cell table:number-columns-repeated="1010"/>
        </table:table-row>
        <table:table-row table:style-name="ro3">
          <table:table-cell office:value-type="string">
            <text:p>Aliah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93456543357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Howar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3.7834665354">
            <text:p>24</text:p>
          </table:table-cell>
          <table:table-cell table:number-columns-repeated="1010"/>
        </table:table-row>
        <table:table-row table:style-name="ro3">
          <table:table-cell office:value-type="string">
            <text:p>Fento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Boaz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4560439584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avin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endan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yro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3.1101398586">
            <text:p>73</text:p>
          </table:table-cell>
          <table:table-cell table:number-columns-repeated="1010"/>
        </table:table-row>
        <table:table-row table:style-name="ro3">
          <table:table-cell office:value-type="string">
            <text:p>Lande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Lochl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3.597652348">
            <text:p>104</text:p>
          </table:table-cell>
          <table:table-cell table:number-columns-repeated="1010"/>
        </table:table-row>
        <table:table-row table:style-name="ro2">
          <table:table-cell office:value-type="string">
            <text:p>Bailey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5.8503996039">
            <text:p>16</text:p>
          </table:table-cell>
          <table:table-cell table:number-columns-repeated="1010"/>
        </table:table-row>
        <table:table-row table:style-name="ro3">
          <table:table-cell office:value-type="string">
            <text:p>Ryden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.1793206772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Alec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2.8816183806">
            <text:p>33</text:p>
          </table:table-cell>
          <table:table-cell table:number-columns-repeated="1010"/>
        </table:table-row>
        <table:table-row table:style-name="ro3">
          <table:table-cell office:value-type="string">
            <text:p>Jalen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7.7462537464">
            <text:p>28</text:p>
          </table:table-cell>
          <table:table-cell table:number-columns-repeated="1010"/>
        </table:table-row>
        <table:table-row table:style-name="ro2">
          <table:table-cell office:value-type="string">
            <text:p>Dean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2.1408591388">
            <text:p>32</text:p>
          </table:table-cell>
          <table:table-cell table:number-columns-repeated="1010"/>
        </table:table-row>
        <table:table-row table:style-name="ro2">
          <table:table-cell office:value-type="string">
            <text:p>Ryd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90.103646345">
            <text:p>190</text:p>
          </table:table-cell>
          <table:table-cell table:number-columns-repeated="1010"/>
        </table:table-row>
        <table:table-row table:style-name="ro3">
          <table:table-cell office:value-type="string">
            <text:p>Torin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yndo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Skylar</text:p>
          </table:table-cell>
          <table:table-cell table:number-columns-repeated="3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.7012986944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River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6.5594405598">
            <text:p>37</text:p>
          </table:table-cell>
          <table:table-cell table:number-columns-repeated="1010"/>
        </table:table-row>
        <table:table-row table:style-name="ro3">
          <table:table-cell office:value-type="string">
            <text:p>Arlen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75.6353646357">
            <text:p>76</text:p>
          </table:table-cell>
          <table:table-cell table:number-columns-repeated="1010"/>
        </table:table-row>
        <table:table-row table:style-name="ro3">
          <table:table-cell office:value-type="string">
            <text:p>Ishan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Harjap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oui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.4977522445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Wil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olton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7.3833666357">
            <text:p>47</text:p>
          </table:table-cell>
          <table:table-cell table:number-columns-repeated="1010"/>
        </table:table-row>
        <table:table-row table:style-name="ro3">
          <table:table-cell office:value-type="string">
            <text:p>Jia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.6675824213">
            <text:p>28</text:p>
          </table:table-cell>
          <table:table-cell table:number-columns-repeated="1010"/>
        </table:table-row>
        <table:table-row table:style-name="ro2">
          <table:table-cell office:value-type="string">
            <text:p>Benson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11.9985015">
            <text:p>112</text:p>
          </table:table-cell>
          <table:table-cell table:number-columns-repeated="1010"/>
        </table:table-row>
        <table:table-row table:style-name="ro2">
          <table:table-cell office:value-type="string">
            <text:p>Lorenzo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9.2130369632">
            <text:p>69</text:p>
          </table:table-cell>
          <table:table-cell table:number-columns-repeated="1010"/>
        </table:table-row>
        <table:table-row table:style-name="ro3">
          <table:table-cell office:value-type="string">
            <text:p>Kasen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63.0294705298">
            <text:p>63</text:p>
          </table:table-cell>
          <table:table-cell table:number-columns-repeated="1010"/>
        </table:table-row>
        <table:table-row table:style-name="ro3">
          <table:table-cell office:value-type="string">
            <text:p>Angad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.89985014743">
            <text:p>7</text:p>
          </table:table-cell>
          <table:table-cell table:number-columns-repeated="1010"/>
        </table:table-row>
        <table:table-row table:style-name="ro3">
          <table:table-cell office:value-type="string">
            <text:p>Ethen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esler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339.350899093">
            <text:p>339</text:p>
          </table:table-cell>
          <table:table-cell table:number-columns-repeated="1010"/>
        </table:table-row>
        <table:table-row table:style-name="ro2">
          <table:table-cell office:value-type="string">
            <text:p>Monty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3">
          <table:table-cell office:value-type="string">
            <text:p>Ander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eroy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Alex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number-columns-repeated="2" office:value-type="float" office:value="31">
            <text:p>31</text:p>
          </table:table-cell>
          <table:table-cell office:value-type="float" office:value="26.8801198829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Clifford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3">
          <table:table-cell office:value-type="string">
            <text:p>Jac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290.871128869">
            <text:p>291</text:p>
          </table:table-cell>
          <table:table-cell table:number-columns-repeated="1010"/>
        </table:table-row>
        <table:table-row table:style-name="ro2">
          <table:table-cell office:value-type="string">
            <text:p>Jack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73">
            <text:p>173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office:value-type="float" office:value="166">
            <text:p>166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Lynde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9.8066933063">
            <text:p>50</text:p>
          </table:table-cell>
          <table:table-cell table:number-columns-repeated="1010"/>
        </table:table-row>
        <table:table-row table:style-name="ro3">
          <table:table-cell office:value-type="string">
            <text:p>Jasraj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53.3341658353">
            <text:p>53</text:p>
          </table:table-cell>
          <table:table-cell table:number-columns-repeated="1010"/>
        </table:table-row>
        <table:table-row table:style-name="ro3">
          <table:table-cell office:value-type="string">
            <text:p>Axton</text:p>
          </table:table-cell>
          <table:table-cell table:number-columns-repeated="11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.8653846183">
            <text:p>59</text:p>
          </table:table-cell>
          <table:table-cell table:number-columns-repeated="1010"/>
        </table:table-row>
        <table:table-row table:style-name="ro2">
          <table:table-cell office:value-type="string">
            <text:p>Cha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3.263236766">
            <text:p>63</text:p>
          </table:table-cell>
          <table:table-cell table:number-columns-repeated="1010"/>
        </table:table-row>
        <table:table-row table:style-name="ro3">
          <table:table-cell office:value-type="string">
            <text:p>Callum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190.903096911">
            <text:p>191</text:p>
          </table:table-cell>
          <table:table-cell table:number-columns-repeated="1010"/>
        </table:table-row>
        <table:table-row table:style-name="ro3">
          <table:table-cell office:value-type="string">
            <text:p>Calen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76073926014">
            <text:p>5</text:p>
          </table:table-cell>
          <table:table-cell table:number-columns-repeated="1010"/>
        </table:table-row>
        <table:table-row table:style-name="ro3">
          <table:table-cell office:value-type="string">
            <text:p>Anoop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land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Gurjo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Tristin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.0319680264">
            <text:p>18</text:p>
          </table:table-cell>
          <table:table-cell table:number-columns-repeated="1010"/>
        </table:table-row>
        <table:table-row table:style-name="ro3">
          <table:table-cell office:value-type="string">
            <text:p>Lennox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7.5796703307">
            <text:p>78</text:p>
          </table:table-cell>
          <table:table-cell table:number-columns-repeated="1010"/>
        </table:table-row>
        <table:table-row table:style-name="ro2">
          <table:table-cell office:value-type="string">
            <text:p>Derrick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.1780719312">
            <text:p>22</text:p>
          </table:table-cell>
          <table:table-cell table:number-columns-repeated="1010"/>
        </table:table-row>
        <table:table-row table:style-name="ro2">
          <table:table-cell office:value-type="string">
            <text:p>Johnson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9.9837662285">
            <text:p>70</text:p>
          </table:table-cell>
          <table:table-cell table:number-columns-repeated="1010"/>
        </table:table-row>
        <table:table-row table:style-name="ro2">
          <table:table-cell office:value-type="string">
            <text:p>Veer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1.1753246751">
            <text:p>51</text:p>
          </table:table-cell>
          <table:table-cell table:number-columns-repeated="1010"/>
        </table:table-row>
        <table:table-row table:style-name="ro2">
          <table:table-cell office:value-type="string">
            <text:p>Emil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nderson</text:p>
          </table:table-cell>
          <table:table-cell table:number-columns-repeated="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ar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Deega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.1695804211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Dakota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0.1211288652">
            <text:p>70</text:p>
          </table:table-cell>
          <table:table-cell table:number-columns-repeated="1010"/>
        </table:table-row>
        <table:table-row table:style-name="ro2">
          <table:table-cell office:value-type="string">
            <text:p>Darren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9.9083416654">
            <text:p>40</text:p>
          </table:table-cell>
          <table:table-cell table:number-columns-repeated="1010"/>
        </table:table-row>
        <table:table-row table:style-name="ro3">
          <table:table-cell office:value-type="string">
            <text:p>Chaz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igel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.1983017">
            <text:p>41</text:p>
          </table:table-cell>
          <table:table-cell table:number-columns-repeated="1010"/>
        </table:table-row>
        <table:table-row table:style-name="ro3">
          <table:table-cell office:value-type="string">
            <text:p>Aiden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mes</text:p>
          </table:table-cell>
          <table:table-cell office:value-type="float" office:value="145">
            <text:p>145</text:p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64">
            <text:p>164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ian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number-columns-repeated="2"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1.9877622381">
            <text:p>72</text:p>
          </table:table-cell>
          <table:table-cell table:number-columns-repeated="1010"/>
        </table:table-row>
        <table:table-row table:style-name="ro2">
          <table:table-cell office:value-type="string">
            <text:p>Felix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26">
            <text:p>26</text:p>
          </table:table-cell>
          <table:table-cell office:value-type="float" office:value="42">
            <text:p>42</text:p>
          </table:table-cell>
          <table:table-cell table:number-columns-repeated="2" office:value-type="float" office:value="39">
            <text:p>39</text:p>
          </table:table-cell>
          <table:table-cell office:value-type="float" office:value="233.743506489">
            <text:p>234</text:p>
          </table:table-cell>
          <table:table-cell table:number-columns-repeated="1010"/>
        </table:table-row>
        <table:table-row table:style-name="ro3">
          <table:table-cell office:value-type="string">
            <text:p>Joha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3">
          <table:table-cell office:value-type="string">
            <text:p>Kirat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76073926014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rio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Peyt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iovanni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.039710284">
            <text:p>10</text:p>
          </table:table-cell>
          <table:table-cell table:number-columns-repeated="1010"/>
        </table:table-row>
        <table:table-row table:style-name="ro3">
          <table:table-cell office:value-type="string">
            <text:p>Jaskarn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2.720029967">
            <text:p>13</text:p>
          </table:table-cell>
          <table:table-cell table:number-columns-repeated="1010"/>
        </table:table-row>
        <table:table-row table:style-name="ro3">
          <table:table-cell office:value-type="string">
            <text:p>Jameso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0.6533466553">
            <text:p>91</text:p>
          </table:table-cell>
          <table:table-cell table:number-columns-repeated="1010"/>
        </table:table-row>
        <table:table-row table:style-name="ro2">
          <table:table-cell office:value-type="string">
            <text:p>Terrance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.3369130858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Wyatt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rnest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en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.54220779106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Grant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oria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Harkar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31.2237762233">
            <text:p>31</text:p>
          </table:table-cell>
          <table:table-cell table:number-columns-repeated="1010"/>
        </table:table-row>
        <table:table-row table:style-name="ro3">
          <table:table-cell office:value-type="string">
            <text:p>Jet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roy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6.9640359629">
            <text:p>67</text:p>
          </table:table-cell>
          <table:table-cell table:number-columns-repeated="1010"/>
        </table:table-row>
        <table:table-row table:style-name="ro3">
          <table:table-cell office:value-type="string">
            <text:p>Kailen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Colton</text:p>
          </table:table-cell>
          <table:table-cell office:value-type="float" office:value="55">
            <text:p>55</text:p>
          </table:table-cell>
          <table:table-cell table:number-columns-repeated="2"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261.204795193">
            <text:p>261</text:p>
          </table:table-cell>
          <table:table-cell table:number-columns-repeated="1010"/>
        </table:table-row>
        <table:table-row table:style-name="ro2">
          <table:table-cell office:value-type="string">
            <text:p>Leon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6.874375626">
            <text:p>107</text:p>
          </table:table-cell>
          <table:table-cell table:number-columns-repeated="1010"/>
        </table:table-row>
        <table:table-row table:style-name="ro3">
          <table:table-cell office:value-type="string">
            <text:p>Drayde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3.6685814207">
            <text:p>54</text:p>
          </table:table-cell>
          <table:table-cell table:number-columns-repeated="1010"/>
        </table:table-row>
        <table:table-row table:style-name="ro3">
          <table:table-cell office:value-type="string">
            <text:p>Rylan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verick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81.7097902134">
            <text:p>82</text:p>
          </table:table-cell>
          <table:table-cell table:number-columns-repeated="1010"/>
        </table:table-row>
        <table:table-row table:style-name="ro3">
          <table:table-cell office:value-type="string">
            <text:p>Caius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Dimitri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.33616383818">
            <text:p>5</text:p>
          </table:table-cell>
          <table:table-cell table:number-columns-repeated="1010"/>
        </table:table-row>
        <table:table-row table:style-name="ro3">
          <table:table-cell office:value-type="string">
            <text:p>Layton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Zi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.5417082934">
            <text:p>43</text:p>
          </table:table-cell>
          <table:table-cell table:number-columns-repeated="1010"/>
        </table:table-row>
        <table:table-row table:style-name="ro3">
          <table:table-cell office:value-type="string">
            <text:p>Tavin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.55419580349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Lincol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34.160839167">
            <text:p>134</text:p>
          </table:table-cell>
          <table:table-cell table:number-columns-repeated="1010"/>
        </table:table-row>
        <table:table-row table:style-name="ro3">
          <table:table-cell office:value-type="string">
            <text:p>Ji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Shau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lejandro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redrick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anden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0.1768231755">
            <text:p>60</text:p>
          </table:table-cell>
          <table:table-cell table:number-columns-repeated="1010"/>
        </table:table-row>
        <table:table-row table:style-name="ro2">
          <table:table-cell office:value-type="string">
            <text:p>Lennon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urner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Stewart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ulius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Jaxxon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4.0284715283">
            <text:p>84</text:p>
          </table:table-cell>
          <table:table-cell table:number-columns-repeated="1010"/>
        </table:table-row>
        <table:table-row table:style-name="ro2">
          <table:table-cell office:value-type="string">
            <text:p>Roderick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3">
          <table:table-cell office:value-type="string">
            <text:p>Kylan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.1473526503">
            <text:p>47</text:p>
          </table:table-cell>
          <table:table-cell table:number-columns-repeated="1010"/>
        </table:table-row>
        <table:table-row table:style-name="ro3">
          <table:table-cell office:value-type="string">
            <text:p>Jaxon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477.805694307">
            <text:p>478</text:p>
          </table:table-cell>
          <table:table-cell table:number-columns-repeated="1010"/>
        </table:table-row>
        <table:table-row table:style-name="ro2">
          <table:table-cell office:value-type="string">
            <text:p>Ahmad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ckett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3.8271728253">
            <text:p>54</text:p>
          </table:table-cell>
          <table:table-cell table:number-columns-repeated="1010"/>
        </table:table-row>
        <table:table-row table:style-name="ro2">
          <table:table-cell office:value-type="string">
            <text:p>Jermain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6.3051948071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Clint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8.9065934043">
            <text:p>39</text:p>
          </table:table-cell>
          <table:table-cell table:number-columns-repeated="1010"/>
        </table:table-row>
        <table:table-row table:style-name="ro3">
          <table:table-cell office:value-type="string">
            <text:p>Vikram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aret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49.3134365632">
            <text:p>49</text:p>
          </table:table-cell>
          <table:table-cell table:number-columns-repeated="1010"/>
        </table:table-row>
        <table:table-row table:style-name="ro3">
          <table:table-cell office:value-type="string">
            <text:p>Enzo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4.1081418563">
            <text:p>64</text:p>
          </table:table-cell>
          <table:table-cell table:number-columns-repeated="1010"/>
        </table:table-row>
        <table:table-row table:style-name="ro3">
          <table:table-cell office:value-type="string">
            <text:p>Axel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2.8256743186">
            <text:p>33</text:p>
          </table:table-cell>
          <table:table-cell table:number-columns-repeated="1010"/>
        </table:table-row>
        <table:table-row table:style-name="ro2">
          <table:table-cell office:value-type="string">
            <text:p>Sydney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ashton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76073926014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Griffin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3.391608387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Jeff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21.7402597428">
            <text:p>22</text:p>
          </table:table-cell>
          <table:table-cell table:number-columns-repeated="1010"/>
        </table:table-row>
        <table:table-row table:style-name="ro3">
          <table:table-cell office:value-type="string">
            <text:p>Harjan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mian</text:p>
          </table:table-cell>
          <table:table-cell office:value-type="float" office:value="9">
            <text:p>9</text:p>
          </table:table-cell>
          <table:table-cell table:number-columns-repeated="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9.4582917108">
            <text:p>29</text:p>
          </table:table-cell>
          <table:table-cell table:number-columns-repeated="1010"/>
        </table:table-row>
        <table:table-row table:style-name="ro2">
          <table:table-cell office:value-type="string">
            <text:p>Julio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aurence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Zi</text:p>
          </table:table-cell>
          <table:table-cell table:number-columns-repeated="11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.8653846183">
            <text:p>59</text:p>
          </table:table-cell>
          <table:table-cell table:number-columns-repeated="1010"/>
        </table:table-row>
        <table:table-row table:style-name="ro2">
          <table:table-cell office:value-type="string">
            <text:p>Douglas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onald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.452797205">
            <text:p>16</text:p>
          </table:table-cell>
          <table:table-cell table:number-columns-repeated="1010"/>
        </table:table-row>
        <table:table-row table:style-name="ro3">
          <table:table-cell office:value-type="string">
            <text:p>Taran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Linki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Gia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ohamed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0.5107392564">
            <text:p>51</text:p>
          </table:table-cell>
          <table:table-cell table:number-columns-repeated="1010"/>
        </table:table-row>
        <table:table-row table:style-name="ro2">
          <table:table-cell office:value-type="string">
            <text:p>Quinn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evi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379.550699288">
            <text:p>380</text:p>
          </table:table-cell>
          <table:table-cell table:number-columns-repeated="1010"/>
        </table:table-row>
        <table:table-row table:style-name="ro3">
          <table:table-cell office:value-type="string">
            <text:p>Harjas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loyd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oby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5.7032967036">
            <text:p>86</text:p>
          </table:table-cell>
          <table:table-cell table:number-columns-repeated="1010"/>
        </table:table-row>
        <table:table-row table:style-name="ro2">
          <table:table-cell office:value-type="string">
            <text:p>Danial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Zai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yso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Tyson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Sahil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Samir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Lyric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1.4388111894">
            <text:p>71</text:p>
          </table:table-cell>
          <table:table-cell table:number-columns-repeated="1010"/>
        </table:table-row>
        <table:table-row table:style-name="ro2">
          <table:table-cell office:value-type="string">
            <text:p>Madden</text:p>
          </table:table-cell>
          <table:table-cell table:number-columns-repeated="8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03.378121881">
            <text:p>103</text:p>
          </table:table-cell>
          <table:table-cell table:number-columns-repeated="1010"/>
        </table:table-row>
        <table:table-row table:style-name="ro2">
          <table:table-cell office:value-type="string">
            <text:p>Mikhail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Jason</text:p>
          </table:table-cell>
          <table:table-cell office:value-type="float" office:value="93">
            <text:p>93</text:p>
          </table:table-cell>
          <table:table-cell table:number-columns-repeated="2"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61.2897102853">
            <text:p>61</text:p>
          </table:table-cell>
          <table:table-cell table:number-columns-repeated="1010"/>
        </table:table-row>
        <table:table-row table:style-name="ro2">
          <table:table-cell office:value-type="string">
            <text:p>Sahib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71.522477517">
            <text:p>172</text:p>
          </table:table-cell>
          <table:table-cell table:number-columns-repeated="1010"/>
        </table:table-row>
        <table:table-row table:style-name="ro3">
          <table:table-cell office:value-type="string">
            <text:p>Manroop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Damon</text:p>
          </table:table-cell>
          <table:table-cell table:number-columns-repeated="2"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8.5264735218">
            <text:p>59</text:p>
          </table:table-cell>
          <table:table-cell table:number-columns-repeated="1010"/>
        </table:table-row>
        <table:table-row table:style-name="ro3">
          <table:table-cell office:value-type="string">
            <text:p>Deven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Gursha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Anson</text:p>
          </table:table-cell>
          <table:table-cell office:value-type="float" office:value="14">
            <text:p>14</text:p>
          </table:table-cell>
          <table:table-cell table:number-columns-repeated="3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2.4850149825">
            <text:p>52</text:p>
          </table:table-cell>
          <table:table-cell table:number-columns-repeated="1010"/>
        </table:table-row>
        <table:table-row table:style-name="ro2">
          <table:table-cell office:value-type="string">
            <text:p>Johnny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uc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.04695303918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Shane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ex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.2167832187">
            <text:p>55</text:p>
          </table:table-cell>
          <table:table-cell table:number-columns-repeated="1010"/>
        </table:table-row>
        <table:table-row table:style-name="ro3">
          <table:table-cell office:value-type="string">
            <text:p>Izaiah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ordan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51">
            <text:p>151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35.9925074959">
            <text:p>36</text:p>
          </table:table-cell>
          <table:table-cell table:number-columns-repeated="1010"/>
        </table:table-row>
        <table:table-row table:style-name="ro2">
          <table:table-cell office:value-type="string">
            <text:p>Abdu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6.3051948071">
            <text:p>16</text:p>
          </table:table-cell>
          <table:table-cell table:number-columns-repeated="1010"/>
        </table:table-row>
        <table:table-row table:style-name="ro3">
          <table:table-cell office:value-type="string">
            <text:p>Trysta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Pardeep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yden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ehtaab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ominick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llen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0.8341658335">
            <text:p>51</text:p>
          </table:table-cell>
          <table:table-cell table:number-columns-repeated="1010"/>
        </table:table-row>
        <table:table-row table:style-name="ro2">
          <table:table-cell office:value-type="string">
            <text:p>Fergus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1.6565934059">
            <text:p>82</text:p>
          </table:table-cell>
          <table:table-cell table:number-columns-repeated="1010"/>
        </table:table-row>
        <table:table-row table:style-name="ro3">
          <table:table-cell office:value-type="string">
            <text:p>Niall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obe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Hamish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1.4857642385">
            <text:p>81</text:p>
          </table:table-cell>
          <table:table-cell table:number-columns-repeated="1010"/>
        </table:table-row>
        <table:table-row table:style-name="ro3">
          <table:table-cell office:value-type="string">
            <text:p>Paxton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4.934315682">
            <text:p>155</text:p>
          </table:table-cell>
          <table:table-cell table:number-columns-repeated="1010"/>
        </table:table-row>
        <table:table-row table:style-name="ro3">
          <table:table-cell office:value-type="string">
            <text:p>Nikola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3.48476523857">
            <text:p>3</text:p>
          </table:table-cell>
          <table:table-cell table:number-columns-repeated="1010"/>
        </table:table-row>
        <table:table-row table:style-name="ro3">
          <table:table-cell office:value-type="string">
            <text:p>Jayc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3" office:value-type="float" office:value="12">
            <text:p>12</text:p>
          </table:table-cell>
          <table:table-cell office:value-type="float" office:value="82.4063436561">
            <text:p>82</text:p>
          </table:table-cell>
          <table:table-cell table:number-columns-repeated="1010"/>
        </table:table-row>
        <table:table-row table:style-name="ro2">
          <table:table-cell office:value-type="string">
            <text:p>Gordon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mpbell</text:p>
          </table:table-cell>
          <table:table-cell table:number-columns-repeated="2"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46.5959040953">
            <text:p>47</text:p>
          </table:table-cell>
          <table:table-cell table:number-columns-repeated="1010"/>
        </table:table-row>
        <table:table-row table:style-name="ro3">
          <table:table-cell office:value-type="string">
            <text:p>Keiran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Rayde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ucian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37.4308191838">
            <text:p>37</text:p>
          </table:table-cell>
          <table:table-cell table:number-columns-repeated="1010"/>
        </table:table-row>
        <table:table-row table:style-name="ro2">
          <table:table-cell office:value-type="string">
            <text:p>Beau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3.3326673296">
            <text:p>53</text:p>
          </table:table-cell>
          <table:table-cell table:number-columns-repeated="1010"/>
        </table:table-row>
        <table:table-row table:style-name="ro2">
          <table:table-cell office:value-type="string">
            <text:p>Quinton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.5954045953">
            <text:p>41</text:p>
          </table:table-cell>
          <table:table-cell table:number-columns-repeated="1010"/>
        </table:table-row>
        <table:table-row table:style-name="ro3">
          <table:table-cell office:value-type="string">
            <text:p>Kob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8.062187811">
            <text:p>38</text:p>
          </table:table-cell>
          <table:table-cell table:number-columns-repeated="1010"/>
        </table:table-row>
        <table:table-row table:style-name="ro3">
          <table:table-cell office:value-type="string">
            <text:p>Jaxton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Harjot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Zachery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.9058441608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Lucas</text:p>
          </table:table-cell>
          <table:table-cell office:value-type="float" office:value="89">
            <text:p>89</text:p>
          </table:table-cell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 office:value-type="float" office:value="208">
            <text:p>208</text:p>
          </table:table-cell>
          <table:table-cell office:value-type="float" office:value="197">
            <text:p>197</text:p>
          </table:table-cell>
          <table:table-cell office:value-type="float" office:value="216">
            <text:p>216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 office:value-type="float" office:value="220.647852147">
            <text:p>221</text:p>
          </table:table-cell>
          <table:table-cell table:number-columns-repeated="1010"/>
        </table:table-row>
        <table:table-row table:style-name="ro2">
          <table:table-cell office:value-type="string">
            <text:p>Javier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effrey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.07742257821">
            <text:p>1</text:p>
          </table:table-cell>
          <table:table-cell table:number-columns-repeated="1010"/>
        </table:table-row>
        <table:table-row table:style-name="ro3">
          <table:table-cell office:value-type="string">
            <text:p>Harshdee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0.479520481706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yrone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3.1291208729">
            <text:p>43</text:p>
          </table:table-cell>
          <table:table-cell table:number-columns-repeated="1010"/>
        </table:table-row>
        <table:table-row table:style-name="ro3">
          <table:table-cell office:value-type="string">
            <text:p>Shayan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3">
          <table:table-cell office:value-type="string">
            <text:p>Brenden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.3371628373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Daemon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.1793206772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Izaak</text:p>
          </table:table-cell>
          <table:table-cell table:number-columns-repeated="2"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55.9150849144">
            <text:p>56</text:p>
          </table:table-cell>
          <table:table-cell table:number-columns-repeated="1010"/>
        </table:table-row>
        <table:table-row table:style-name="ro2">
          <table:table-cell office:value-type="string">
            <text:p>Cohe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table:number-columns-repeated="2"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ensen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0.863386615">
            <text:p>101</text:p>
          </table:table-cell>
          <table:table-cell table:number-columns-repeated="1010"/>
        </table:table-row>
        <table:table-row table:style-name="ro2">
          <table:table-cell office:value-type="string">
            <text:p>Mack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3">
          <table:table-cell office:value-type="string">
            <text:p>Payto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aela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ussel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7.1093906107">
            <text:p>57</text:p>
          </table:table-cell>
          <table:table-cell table:number-columns-repeated="1010"/>
        </table:table-row>
        <table:table-row table:style-name="ro2">
          <table:table-cell office:value-type="string">
            <text:p>Geoffrey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ckson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32">
            <text:p>132</text:p>
          </table:table-cell>
          <table:table-cell office:value-type="float" office:value="119">
            <text:p>119</text:p>
          </table:table-cell>
          <table:table-cell office:value-type="float" office:value="142">
            <text:p>142</text:p>
          </table:table-cell>
          <table:table-cell office:value-type="float" office:value="113">
            <text:p>113</text:p>
          </table:table-cell>
          <table:table-cell office:value-type="float" office:value="364.51723276">
            <text:p>365</text:p>
          </table:table-cell>
          <table:table-cell table:number-columns-repeated="1010"/>
        </table:table-row>
        <table:table-row table:style-name="ro2">
          <table:table-cell office:value-type="string">
            <text:p>Lui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Jaro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li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table:number-columns-repeated="2"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474.267482515">
            <text:p>474</text:p>
          </table:table-cell>
          <table:table-cell table:number-columns-repeated="1010"/>
        </table:table-row>
        <table:table-row table:style-name="ro2">
          <table:table-cell office:value-type="string">
            <text:p>Allan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Jai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51.6863136843">
            <text:p>52</text:p>
          </table:table-cell>
          <table:table-cell table:number-columns-repeated="1010"/>
        </table:table-row>
        <table:table-row table:style-name="ro3">
          <table:table-cell office:value-type="string">
            <text:p>Easto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274.530969026">
            <text:p>275</text:p>
          </table:table-cell>
          <table:table-cell table:number-columns-repeated="1010"/>
        </table:table-row>
        <table:table-row table:style-name="ro3">
          <table:table-cell office:value-type="string">
            <text:p>Quinla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Jady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3.587662339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Alan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ogan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09">
            <text:p>209</text:p>
          </table:table-cell>
          <table:table-cell office:value-type="float" office:value="190">
            <text:p>190</text:p>
          </table:table-cell>
          <table:table-cell office:value-type="float" office:value="203">
            <text:p>203</text:p>
          </table:table-cell>
          <table:table-cell office:value-type="float" office:value="96.4348151772">
            <text:p>96</text:p>
          </table:table-cell>
          <table:table-cell table:number-columns-repeated="1010"/>
        </table:table-row>
        <table:table-row table:style-name="ro3">
          <table:table-cell office:value-type="string">
            <text:p>Kaden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afael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van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2.9802697333">
            <text:p>33</text:p>
          </table:table-cell>
          <table:table-cell table:number-columns-repeated="1010"/>
        </table:table-row>
        <table:table-row table:style-name="ro3">
          <table:table-cell office:value-type="string">
            <text:p>Tavish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.464285712">
            <text:p>20</text:p>
          </table:table-cell>
          <table:table-cell table:number-columns-repeated="1010"/>
        </table:table-row>
        <table:table-row table:style-name="ro3">
          <table:table-cell office:value-type="string">
            <text:p>Ayda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illy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Jovan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yler</text:p>
          </table:table-cell>
          <table:table-cell office:value-type="float" office:value="190">
            <text:p>190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Kia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regory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4.582667332">
            <text:p>105</text:p>
          </table:table-cell>
          <table:table-cell table:number-columns-repeated="1010"/>
        </table:table-row>
        <table:table-row table:style-name="ro2">
          <table:table-cell office:value-type="string">
            <text:p>Brett</text:p>
          </table:table-cell>
          <table:table-cell table:number-columns-repeated="2"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.492757250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Orio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7.994505494">
            <text:p>58</text:p>
          </table:table-cell>
          <table:table-cell table:number-columns-repeated="1010"/>
        </table:table-row>
        <table:table-row table:style-name="ro2">
          <table:table-cell office:value-type="string">
            <text:p>Garre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7.5709290705">
            <text:p>28</text:p>
          </table:table-cell>
          <table:table-cell table:number-columns-repeated="1010"/>
        </table:table-row>
        <table:table-row table:style-name="ro2">
          <table:table-cell office:value-type="string">
            <text:p>Marco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ayleb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aven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Adrian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8.256993003">
            <text:p>48</text:p>
          </table:table-cell>
          <table:table-cell table:number-columns-repeated="1010"/>
        </table:table-row>
        <table:table-row table:style-name="ro2">
          <table:table-cell office:value-type="string">
            <text:p>Gurkara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y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eato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Zackery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nton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abi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ntonio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754245751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Dayle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rtin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.0469530499">
            <text:p>33</text:p>
          </table:table-cell>
          <table:table-cell table:number-columns-repeated="1010"/>
        </table:table-row>
        <table:table-row table:style-name="ro2">
          <table:table-cell office:value-type="string">
            <text:p>Alexandre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98.5062437555">
            <text:p>99</text:p>
          </table:table-cell>
          <table:table-cell table:number-columns-repeated="1010"/>
        </table:table-row>
        <table:table-row table:style-name="ro2">
          <table:table-cell office:value-type="string">
            <text:p>Mattias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rmin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Teo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9.3563936076">
            <text:p>49</text:p>
          </table:table-cell>
          <table:table-cell table:number-columns-repeated="1010"/>
        </table:table-row>
        <table:table-row table:style-name="ro2">
          <table:table-cell office:value-type="string">
            <text:p>Cassius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ose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acha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Zackary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1.5159840134">
            <text:p>92</text:p>
          </table:table-cell>
          <table:table-cell table:number-columns-repeated="1010"/>
        </table:table-row>
        <table:table-row table:style-name="ro2">
          <table:table-cell office:value-type="string">
            <text:p>Tiago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reyde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arim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Ishaa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ami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erom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edar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0.7490009969">
            <text:p>61</text:p>
          </table:table-cell>
          <table:table-cell table:number-columns-repeated="1010"/>
        </table:table-row>
        <table:table-row table:style-name="ro2">
          <table:table-cell office:value-type="string">
            <text:p>Christian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48.7470030003">
            <text:p>4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Kalen</text:p>
          </table:table-cell>
          <table:table-cell table:style-name="ce2" office:value-type="float" office:value="12">
            <text:p>12</text:p>
          </table:table-cell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7" office:value-type="float" office:value="8.35639360492">
            <text:p>8</text:p>
          </table:table-cell>
          <table:table-cell table:style-name="ce2" table:number-columns-repeated="1010"/>
        </table:table-row>
        <table:table-row table:style-name="ro2">
          <table:table-cell office:value-type="string">
            <text:p>Joba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rod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53.1975524467">
            <text:p>53</text:p>
          </table:table-cell>
          <table:table-cell table:number-columns-repeated="1010"/>
        </table:table-row>
        <table:table-row table:style-name="ro2">
          <table:table-cell office:value-type="string">
            <text:p>Arnav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9.272727274">
            <text:p>109</text:p>
          </table:table-cell>
          <table:table-cell table:number-columns-repeated="1010"/>
        </table:table-row>
        <table:table-row table:style-name="ro2">
          <table:table-cell office:value-type="string">
            <text:p>Tristian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yson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63.0294705298">
            <text:p>63</text:p>
          </table:table-cell>
          <table:table-cell table:number-columns-repeated="1010"/>
        </table:table-row>
        <table:table-row table:style-name="ro2">
          <table:table-cell office:value-type="string">
            <text:p>Grayse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.2372627343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Matin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tanley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.8294205785">
            <text:p>26</text:p>
          </table:table-cell>
          <table:table-cell table:number-columns-repeated="1010"/>
        </table:table-row>
        <table:table-row table:style-name="ro2">
          <table:table-cell office:value-type="string">
            <text:p>Kyan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ustin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98">
            <text:p>98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unnar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Sidney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7.5334665313">
            <text:p>28</text:p>
          </table:table-cell>
          <table:table-cell table:number-columns-repeated="1010"/>
        </table:table-row>
        <table:table-row table:style-name="ro2">
          <table:table-cell office:value-type="string">
            <text:p>Am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iara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ysen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Willem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emy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.0139860154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Ash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Emilio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yden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.7195304651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Talo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24.3286713235">
            <text:p>24</text:p>
          </table:table-cell>
          <table:table-cell table:number-columns-repeated="1010"/>
        </table:table-row>
        <table:table-row table:style-name="ro2">
          <table:table-cell office:value-type="string">
            <text:p>Gaurav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ruma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ock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man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26.5954045953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Lawrence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2.6438561473">
            <text:p>43</text:p>
          </table:table-cell>
          <table:table-cell table:number-columns-repeated="1010"/>
        </table:table-row>
        <table:table-row table:style-name="ro2">
          <table:table-cell office:value-type="string">
            <text:p>Austy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anda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3.587662339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Zayan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4560439584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Ibrahim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.8506493555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Sam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orma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yde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rake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1.0824175844">
            <text:p>91</text:p>
          </table:table-cell>
          <table:table-cell table:number-columns-repeated="1010"/>
        </table:table-row>
        <table:table-row table:style-name="ro2">
          <table:table-cell office:value-type="string">
            <text:p>Karanveer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itus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kob</text:p>
          </table:table-cell>
          <table:table-cell table:number-columns-repeated="2"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shton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ony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Zaiden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Ronik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4560439584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Arya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nin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Westin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4560439584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Kyra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onrad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.5529470593">
            <text:p>79</text:p>
          </table:table-cell>
          <table:table-cell table:number-columns-repeated="1010"/>
        </table:table-row>
        <table:table-row table:style-name="ro2">
          <table:table-cell office:value-type="string">
            <text:p>Lu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ingsley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6.788711287">
            <text:p>167</text:p>
          </table:table-cell>
          <table:table-cell table:number-columns-repeated="1010"/>
        </table:table-row>
        <table:table-row table:style-name="ro2">
          <table:table-cell office:value-type="string">
            <text:p>Gabriel</text:p>
          </table:table-cell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77.0464535454">
            <text:p>77</text:p>
          </table:table-cell>
          <table:table-cell table:number-columns-repeated="1010"/>
        </table:table-row>
        <table:table-row table:style-name="ro2">
          <table:table-cell office:value-type="string">
            <text:p>Rube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ominic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mmet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31.052447555">
            <text:p>231</text:p>
          </table:table-cell>
          <table:table-cell table:number-columns-repeated="1010"/>
        </table:table-row>
        <table:table-row table:style-name="ro2">
          <table:table-cell office:value-type="string">
            <text:p>Dilraj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2.150849147">
            <text:p>112</text:p>
          </table:table-cell>
          <table:table-cell table:number-columns-repeated="1010"/>
        </table:table-row>
        <table:table-row table:style-name="ro2">
          <table:table-cell office:value-type="string">
            <text:p>Aarush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Orlando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76073926014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Gurnoor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.826423574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Odin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5.345904092">
            <text:p>85</text:p>
          </table:table-cell>
          <table:table-cell table:number-columns-repeated="1010"/>
        </table:table-row>
        <table:table-row table:style-name="ro2">
          <table:table-cell office:value-type="string">
            <text:p>Harshaa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2.4802697287">
            <text:p>72</text:p>
          </table:table-cell>
          <table:table-cell table:number-columns-repeated="1010"/>
        </table:table-row>
        <table:table-row table:style-name="ro2">
          <table:table-cell office:value-type="string">
            <text:p>Ellis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6.9930069932">
            <text:p>77</text:p>
          </table:table-cell>
          <table:table-cell table:number-columns-repeated="1010"/>
        </table:table-row>
        <table:table-row table:style-name="ro2">
          <table:table-cell office:value-type="string">
            <text:p>Arjan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1.0841658396">
            <text:p>31</text:p>
          </table:table-cell>
          <table:table-cell table:number-columns-repeated="1010"/>
        </table:table-row>
        <table:table-row table:style-name="ro2">
          <table:table-cell office:value-type="string">
            <text:p>Nicholas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194">
            <text:p>194</text:p>
          </table:table-cell>
          <table:table-cell office:value-type="float" office:value="186">
            <text:p>186</text:p>
          </table:table-cell>
          <table:table-cell office:value-type="float" office:value="179">
            <text:p>179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12">
            <text:p>112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112.070929096">
            <text:p>112</text:p>
          </table:table-cell>
          <table:table-cell table:number-columns-repeated="1010"/>
        </table:table-row>
        <table:table-row table:style-name="ro2">
          <table:table-cell office:value-type="string">
            <text:p>Caela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9.8026972982">
            <text:p>30</text:p>
          </table:table-cell>
          <table:table-cell table:number-columns-repeated="1010"/>
        </table:table-row>
        <table:table-row table:style-name="ro2">
          <table:table-cell office:value-type="string">
            <text:p>Aarav</text:p>
          </table:table-cell>
          <table:table-cell table:number-columns-repeated="10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2.318431573">
            <text:p>172</text:p>
          </table:table-cell>
          <table:table-cell table:number-columns-repeated="1010"/>
        </table:table-row>
        <table:table-row table:style-name="ro2">
          <table:table-cell office:value-type="string">
            <text:p>Bryn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y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ide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oby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07692307396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Albert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.36288711437">
            <text:p>9</text:p>
          </table:table-cell>
          <table:table-cell table:number-columns-repeated="1010"/>
        </table:table-row>
        <table:table-row table:style-name="ro2">
          <table:table-cell office:value-type="string">
            <text:p>Micheal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n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onrad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9.9837662285">
            <text:p>70</text:p>
          </table:table-cell>
          <table:table-cell table:number-columns-repeated="1010"/>
        </table:table-row>
        <table:table-row table:style-name="ro2">
          <table:table-cell office:value-type="string">
            <text:p>Parteek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Karman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34515484632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Kristian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ucien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very</text:p>
          </table:table-cell>
          <table:table-cell table:number-columns-repeated="2"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22.039960037">
            <text:p>122</text:p>
          </table:table-cell>
          <table:table-cell table:number-columns-repeated="1010"/>
        </table:table-row>
        <table:table-row table:style-name="ro2">
          <table:table-cell office:value-type="string">
            <text:p>Yusuf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3.4547952051">
            <text:p>43</text:p>
          </table:table-cell>
          <table:table-cell table:number-columns-repeated="1010"/>
        </table:table-row>
        <table:table-row table:style-name="ro2">
          <table:table-cell office:value-type="string">
            <text:p>Jake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0.5282217722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Brody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2"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table:number-columns-repeated="2"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arker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220.261988015">
            <text:p>220</text:p>
          </table:table-cell>
          <table:table-cell table:number-columns-repeated="1010"/>
        </table:table-row>
        <table:table-row table:style-name="ro2">
          <table:table-cell office:value-type="string">
            <text:p>Renzo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33.0082417561">
            <text:p>33</text:p>
          </table:table-cell>
          <table:table-cell table:number-columns-repeated="1010"/>
        </table:table-row>
        <table:table-row table:style-name="ro2">
          <table:table-cell office:value-type="string">
            <text:p>Reid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90.9792707279">
            <text:p>91</text:p>
          </table:table-cell>
          <table:table-cell table:number-columns-repeated="1010"/>
        </table:table-row>
        <table:table-row table:style-name="ro2">
          <table:table-cell office:value-type="string">
            <text:p>Oscar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58.653346652">
            <text:p>59</text:p>
          </table:table-cell>
          <table:table-cell table:number-columns-repeated="1010"/>
        </table:table-row>
        <table:table-row table:style-name="ro2">
          <table:table-cell office:value-type="string">
            <text:p>Harrison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30.35614386">
            <text:p>230</text:p>
          </table:table-cell>
          <table:table-cell table:number-columns-repeated="1010"/>
        </table:table-row>
        <table:table-row table:style-name="ro2">
          <table:table-cell office:value-type="string">
            <text:p>Jonathon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vis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4.479520477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Jaskirat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2.3446553406">
            <text:p>12</text:p>
          </table:table-cell>
          <table:table-cell table:number-columns-repeated="1010"/>
        </table:table-row>
        <table:table-row table:style-name="ro2">
          <table:table-cell office:value-type="string">
            <text:p>Mase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Ayaa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9.91233766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Jorden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9.4160839175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Konno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.70554445885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Alfred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.3476523468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Olin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Ryan</text:p>
          </table:table-cell>
          <table:table-cell office:value-type="float" office:value="245">
            <text:p>245</text:p>
          </table:table-cell>
          <table:table-cell office:value-type="float" office:value="194">
            <text:p>194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06">
            <text:p>206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82">
            <text:p>182</text:p>
          </table:table-cell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Otis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.8036963053">
            <text:p>57</text:p>
          </table:table-cell>
          <table:table-cell table:number-columns-repeated="1010"/>
        </table:table-row>
        <table:table-row table:style-name="ro2">
          <table:table-cell office:value-type="string">
            <text:p>Denni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lexzander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yker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11.033966033">
            <text:p>311</text:p>
          </table:table-cell>
          <table:table-cell table:number-columns-repeated="1010"/>
        </table:table-row>
        <table:table-row table:style-name="ro2">
          <table:table-cell office:value-type="string">
            <text:p>Elias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04.199800201">
            <text:p>104</text:p>
          </table:table-cell>
          <table:table-cell table:number-columns-repeated="1010"/>
        </table:table-row>
        <table:table-row table:style-name="ro2">
          <table:table-cell office:value-type="string">
            <text:p>Chance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exter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74.7854645374">
            <text:p>75</text:p>
          </table:table-cell>
          <table:table-cell table:number-columns-repeated="1010"/>
        </table:table-row>
        <table:table-row table:style-name="ro2">
          <table:table-cell office:value-type="string">
            <text:p>Ju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87.5074925066">
            <text:p>88</text:p>
          </table:table-cell>
          <table:table-cell table:number-columns-repeated="1010"/>
        </table:table-row>
        <table:table-row table:style-name="ro2">
          <table:table-cell office:value-type="string">
            <text:p>Aditya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.6633366649">
            <text:p>22</text:p>
          </table:table-cell>
          <table:table-cell table:number-columns-repeated="1010"/>
        </table:table-row>
        <table:table-row table:style-name="ro2">
          <table:table-cell office:value-type="string">
            <text:p>Kolby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.4313186815">
            <text:p>32</text:p>
          </table:table-cell>
          <table:table-cell table:number-columns-repeated="1010"/>
        </table:table-row>
        <table:table-row table:style-name="ro2">
          <table:table-cell office:value-type="string">
            <text:p>Cristiano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scher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Chri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.08591408889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Calvin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3.4308191767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Tobias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.8951049021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Bilal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ukhraj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nmo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1.9817682269">
            <text:p>32</text:p>
          </table:table-cell>
          <table:table-cell table:number-columns-repeated="1010"/>
        </table:table-row>
        <table:table-row table:style-name="ro2">
          <table:table-cell office:value-type="string">
            <text:p>Eua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Quenti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ei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2.1321178901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Kurtis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1.7609890164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Eshaan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.1633366613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Greyson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26">
            <text:p>26</text:p>
          </table:table-cell>
          <table:table-cell office:value-type="float" office:value="284.042207791">
            <text:p>284</text:p>
          </table:table-cell>
          <table:table-cell table:number-columns-repeated="1010"/>
        </table:table-row>
        <table:table-row table:style-name="ro2">
          <table:table-cell office:value-type="string">
            <text:p>Maddox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ayla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jay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r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0.217782216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Travis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57.09290709">
            <text:p>157</text:p>
          </table:table-cell>
          <table:table-cell table:number-columns-repeated="1010"/>
        </table:table-row>
        <table:table-row table:style-name="ro2">
          <table:table-cell office:value-type="string">
            <text:p>Tristan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dgar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Fabia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eev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6.7712287658">
            <text:p>37</text:p>
          </table:table-cell>
          <table:table-cell table:number-columns-repeated="1010"/>
        </table:table-row>
        <table:table-row table:style-name="ro2">
          <table:table-cell office:value-type="string">
            <text:p>Brons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.96428571816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Kal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.3601398623">
            <text:p>91</text:p>
          </table:table-cell>
          <table:table-cell table:number-columns-repeated="1010"/>
        </table:table-row>
        <table:table-row table:style-name="ro2">
          <table:table-cell office:value-type="string">
            <text:p>Ariel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eclan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230.661088912">
            <text:p>231</text:p>
          </table:table-cell>
          <table:table-cell table:number-columns-repeated="1010"/>
        </table:table-row>
        <table:table-row table:style-name="ro2">
          <table:table-cell office:value-type="string">
            <text:p>Dakoda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rent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6.773976027">
            <text:p>47</text:p>
          </table:table-cell>
          <table:table-cell table:number-columns-repeated="1010"/>
        </table:table-row>
        <table:table-row table:style-name="ro2">
          <table:table-cell office:value-type="string">
            <text:p>Miles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92.7305194731">
            <text:p>93</text:p>
          </table:table-cell>
          <table:table-cell table:number-columns-repeated="1010"/>
        </table:table-row>
        <table:table-row table:style-name="ro2">
          <table:table-cell office:value-type="string">
            <text:p>Tariq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atum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Kal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ddi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llas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anner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17.98226773">
            <text:p>218</text:p>
          </table:table-cell>
          <table:table-cell table:number-columns-repeated="1010"/>
        </table:table-row>
        <table:table-row table:style-name="ro2">
          <table:table-cell office:value-type="string">
            <text:p>Rega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3.587662339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Brantley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7.2747252781">
            <text:p>67</text:p>
          </table:table-cell>
          <table:table-cell table:number-columns-repeated="1010"/>
        </table:table-row>
        <table:table-row table:style-name="ro2">
          <table:table-cell office:value-type="string">
            <text:p>Rian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.2470030002">
            <text:p>31</text:p>
          </table:table-cell>
          <table:table-cell table:number-columns-repeated="1010"/>
        </table:table-row>
        <table:table-row table:style-name="ro2">
          <table:table-cell office:value-type="string">
            <text:p>Kyle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  <table:table-cell office:value-type="float" office:value="116">
            <text:p>116</text:p>
          </table:table-cell>
          <table:table-cell office:value-type="float" office:value="109">
            <text:p>109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table:number-columns-repeated="2"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269.951798211">
            <text:p>270</text:p>
          </table:table-cell>
          <table:table-cell table:number-columns-repeated="1010"/>
        </table:table-row>
        <table:table-row table:style-name="ro2">
          <table:table-cell office:value-type="string">
            <text:p>Navj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6.3051948071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Parmvir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33.0082417561">
            <text:p>33</text:p>
          </table:table-cell>
          <table:table-cell table:number-columns-repeated="1010"/>
        </table:table-row>
        <table:table-row table:style-name="ro2">
          <table:table-cell office:value-type="string">
            <text:p>Bryan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8.0709290725">
            <text:p>48</text:p>
          </table:table-cell>
          <table:table-cell table:number-columns-repeated="1010"/>
        </table:table-row>
        <table:table-row table:style-name="ro2">
          <table:table-cell office:value-type="string">
            <text:p>Myles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26.771478515">
            <text:p>127</text:p>
          </table:table-cell>
          <table:table-cell table:number-columns-repeated="1010"/>
        </table:table-row>
        <table:table-row table:style-name="ro2">
          <table:table-cell office:value-type="string">
            <text:p>Ryli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y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3.1950549497">
            <text:p>53</text:p>
          </table:table-cell>
          <table:table-cell table:number-columns-repeated="1010"/>
        </table:table-row>
        <table:table-row table:style-name="ro2">
          <table:table-cell office:value-type="string">
            <text:p>Raine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aylor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6.464285716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Koa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Solomo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nt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ominique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ind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39.6016483433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Memphis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udson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486.348901104">
            <text:p>486</text:p>
          </table:table-cell>
          <table:table-cell table:number-columns-repeated="1010"/>
        </table:table-row>
        <table:table-row table:style-name="ro2">
          <table:table-cell office:value-type="string">
            <text:p>Simon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llio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19.18531469">
            <text:p>219</text:p>
          </table:table-cell>
          <table:table-cell table:number-columns-repeated="1010"/>
        </table:table-row>
        <table:table-row table:style-name="ro2">
          <table:table-cell office:value-type="string">
            <text:p>Maksim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81.6768231749">
            <text:p>82</text:p>
          </table:table-cell>
          <table:table-cell table:number-columns-repeated="1010"/>
        </table:table-row>
        <table:table-row table:style-name="ro2">
          <table:table-cell office:value-type="string">
            <text:p>Heath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.928571427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Kaele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graj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loyd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rvin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3.8039460601">
            <text:p>44</text:p>
          </table:table-cell>
          <table:table-cell table:number-columns-repeated="1010"/>
        </table:table-row>
        <table:table-row table:style-name="ro2">
          <table:table-cell office:value-type="string">
            <text:p>Harkirat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dric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rcher</text:p>
          </table:table-cell>
          <table:table-cell table:number-columns-repeated="8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55.299200805">
            <text:p>155</text:p>
          </table:table-cell>
          <table:table-cell table:number-columns-repeated="1010"/>
        </table:table-row>
        <table:table-row table:style-name="ro2">
          <table:table-cell office:value-type="string">
            <text:p>Jigar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Gagandeep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33.0082417561">
            <text:p>33</text:p>
          </table:table-cell>
          <table:table-cell table:number-columns-repeated="1010"/>
        </table:table-row>
        <table:table-row table:style-name="ro2">
          <table:table-cell office:value-type="string">
            <text:p>Paramveer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Dominik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red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43.182817173">
            <text:p>343</text:p>
          </table:table-cell>
          <table:table-cell table:number-columns-repeated="1010"/>
        </table:table-row>
        <table:table-row table:style-name="ro2">
          <table:table-cell office:value-type="string">
            <text:p>Curtis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48.222777219">
            <text:p>148</text:p>
          </table:table-cell>
          <table:table-cell table:number-columns-repeated="1010"/>
        </table:table-row>
        <table:table-row table:style-name="ro2">
          <table:table-cell office:value-type="string">
            <text:p>Gunner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Bodhi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4.7522477487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Ethan</text:p>
          </table:table-cell>
          <table:table-cell office:value-type="float" office:value="289">
            <text:p>289</text:p>
          </table:table-cell>
          <table:table-cell office:value-type="float" office:value="414">
            <text:p>414</text:p>
          </table:table-cell>
          <table:table-cell office:value-type="float" office:value="325">
            <text:p>325</text:p>
          </table:table-cell>
          <table:table-cell office:value-type="float" office:value="332">
            <text:p>332</text:p>
          </table:table-cell>
          <table:table-cell office:value-type="float" office:value="292">
            <text:p>292</text:p>
          </table:table-cell>
          <table:table-cell office:value-type="float" office:value="277">
            <text:p>277</text:p>
          </table:table-cell>
          <table:table-cell office:value-type="float" office:value="291">
            <text:p>291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97">
            <text:p>297</text:p>
          </table:table-cell>
          <table:table-cell office:value-type="float" office:value="393.632617472">
            <text:p>394</text:p>
          </table:table-cell>
          <table:table-cell table:number-columns-repeated="1010"/>
        </table:table-row>
        <table:table-row table:style-name="ro2">
          <table:table-cell office:value-type="string">
            <text:p>Kegan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ooper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152.154595403">
            <text:p>152</text:p>
          </table:table-cell>
          <table:table-cell table:number-columns-repeated="1010"/>
        </table:table-row>
        <table:table-row table:style-name="ro2">
          <table:table-cell office:value-type="string">
            <text:p>Jaed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5896603379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Harry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rcus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number-columns-repeated="2"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65.5811688276">
            <text:p>66</text:p>
          </table:table-cell>
          <table:table-cell table:number-columns-repeated="1010"/>
        </table:table-row>
        <table:table-row table:style-name="ro2">
          <table:table-cell office:value-type="string">
            <text:p>Reece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.435064934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Frederick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.5147352696">
            <text:p>22</text:p>
          </table:table-cell>
          <table:table-cell table:number-columns-repeated="1010"/>
        </table:table-row>
        <table:table-row table:style-name="ro2">
          <table:table-cell office:value-type="string">
            <text:p>Jacky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eland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imothy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2"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6.0407092868">
            <text:p>56</text:p>
          </table:table-cell>
          <table:table-cell table:number-columns-repeated="1010"/>
        </table:table-row>
        <table:table-row table:style-name="ro2">
          <table:table-cell office:value-type="string">
            <text:p>Connor</text:p>
          </table:table-cell>
          <table:table-cell office:value-type="float" office:value="136">
            <text:p>136</text:p>
          </table:table-cell>
          <table:table-cell office:value-type="float" office:value="119">
            <text:p>119</text:p>
          </table:table-cell>
          <table:table-cell office:value-type="float" office:value="153">
            <text:p>153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xwell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180.295704297">
            <text:p>180</text:p>
          </table:table-cell>
          <table:table-cell table:number-columns-repeated="1010"/>
        </table:table-row>
        <table:table-row table:style-name="ro2">
          <table:table-cell office:value-type="string">
            <text:p>Terrenc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office:value-type="float" office:value="55.7942057979">
            <text:p>56</text:p>
          </table:table-cell>
          <table:table-cell table:number-columns-repeated="1010"/>
        </table:table-row>
        <table:table-row table:style-name="ro2">
          <table:table-cell office:value-type="string">
            <text:p>Caleb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table:number-columns-repeated="2"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482.520979032">
            <text:p>483</text:p>
          </table:table-cell>
          <table:table-cell table:number-columns-repeated="1010"/>
        </table:table-row>
        <table:table-row table:style-name="ro2">
          <table:table-cell office:value-type="string">
            <text:p>Ezekiel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osiah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di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rey</text:p>
          </table:table-cell>
          <table:table-cell table:number-columns-repeated="2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8.74850149768">
            <text:p>9</text:p>
          </table:table-cell>
          <table:table-cell table:number-columns-repeated="1010"/>
        </table:table-row>
        <table:table-row table:style-name="ro2">
          <table:table-cell office:value-type="string">
            <text:p>Todd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asha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aden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ebastian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159.137612398">
            <text:p>159</text:p>
          </table:table-cell>
          <table:table-cell table:number-columns-repeated="1010"/>
        </table:table-row>
        <table:table-row table:style-name="ro2">
          <table:table-cell office:value-type="string">
            <text:p>Finnega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reyton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Jonah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41.2117882064">
            <text:p>41</text:p>
          </table:table-cell>
          <table:table-cell table:number-columns-repeated="1010"/>
        </table:table-row>
        <table:table-row table:style-name="ro2">
          <table:table-cell office:value-type="string">
            <text:p>Angus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0.615384615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ikolas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6.9330669348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Matteo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ss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4.8319180773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Marlon</text:p>
          </table:table-cell>
          <table:table-cell table:number-columns-repeated="4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31.7032967051">
            <text:p>32</text:p>
          </table:table-cell>
          <table:table-cell table:number-columns-repeated="1010"/>
        </table:table-row>
        <table:table-row table:style-name="ro2">
          <table:table-cell office:value-type="string">
            <text:p>Tyres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24.7405094875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Sahaj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Cade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.7367632368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Deac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yton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thias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olten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esmon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64.4015984084">
            <text:p>64</text:p>
          </table:table-cell>
          <table:table-cell table:number-columns-repeated="1010"/>
        </table:table-row>
        <table:table-row table:style-name="ro2">
          <table:table-cell office:value-type="string">
            <text:p>Robert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ssa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tthew</text:p>
          </table:table-cell>
          <table:table-cell office:value-type="float" office:value="320">
            <text:p>320</text:p>
          </table:table-cell>
          <table:table-cell office:value-type="float" office:value="298">
            <text:p>298</text:p>
          </table:table-cell>
          <table:table-cell office:value-type="float" office:value="271">
            <text:p>271</text:p>
          </table:table-cell>
          <table:table-cell office:value-type="float" office:value="259">
            <text:p>259</text:p>
          </table:table-cell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office:value-type="float" office:value="206">
            <text:p>206</text:p>
          </table:table-cell>
          <table:table-cell office:value-type="float" office:value="198">
            <text:p>198</text:p>
          </table:table-cell>
          <table:table-cell office:value-type="float" office:value="203">
            <text:p>203</text:p>
          </table:table-cell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 office:value-type="float" office:value="139">
            <text:p>139</text:p>
          </table:table-cell>
          <table:table-cell office:value-type="float" office:value="44.1545954025">
            <text:p>44</text:p>
          </table:table-cell>
          <table:table-cell table:number-columns-repeated="1010"/>
        </table:table-row>
        <table:table-row table:style-name="ro2">
          <table:table-cell office:value-type="string">
            <text:p>Garrett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ikolai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9.9450549498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Dylan</text:p>
          </table:table-cell>
          <table:table-cell office:value-type="float" office:value="185">
            <text:p>185</text:p>
          </table:table-cell>
          <table:table-cell office:value-type="float" office:value="160">
            <text:p>160</text:p>
          </table:table-cell>
          <table:table-cell office:value-type="float" office:value="179">
            <text:p>179</text:p>
          </table:table-cell>
          <table:table-cell office:value-type="float" office:value="164">
            <text:p>164</text:p>
          </table:table-cell>
          <table:table-cell office:value-type="float" office:value="153">
            <text:p>153</text:p>
          </table:table-cell>
          <table:table-cell office:value-type="float" office:value="117">
            <text:p>117</text:p>
          </table:table-cell>
          <table:table-cell office:value-type="float" office:value="135">
            <text:p>135</text:p>
          </table:table-cell>
          <table:table-cell office:value-type="float" office:value="113">
            <text:p>113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33.742008018">
            <text:p>134</text:p>
          </table:table-cell>
          <table:table-cell table:number-columns-repeated="1010"/>
        </table:table-row>
        <table:table-row table:style-name="ro2">
          <table:table-cell office:value-type="string">
            <text:p>Gurma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den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.1793206772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Milo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8.3199300685">
            <text:p>68</text:p>
          </table:table-cell>
          <table:table-cell table:number-columns-repeated="1010"/>
        </table:table-row>
        <table:table-row table:style-name="ro2">
          <table:table-cell office:value-type="string">
            <text:p>Landy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3.594155845">
            <text:p>64</text:p>
          </table:table-cell>
          <table:table-cell table:number-columns-repeated="1010"/>
        </table:table-row>
        <table:table-row table:style-name="ro2">
          <table:table-cell office:value-type="string">
            <text:p>Quin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Zack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7.7057942043">
            <text:p>88</text:p>
          </table:table-cell>
          <table:table-cell table:number-columns-repeated="1010"/>
        </table:table-row>
        <table:table-row table:style-name="ro2">
          <table:table-cell office:value-type="string">
            <text:p>Jordyn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len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bdulla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.60714285883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Reaga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mile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76073926014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Sunny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.5986513512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Raiden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598151851387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Gurshaan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11.0154845144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Kief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ince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Kol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aiden</text:p>
          </table:table-cell>
          <table:table-cell office:value-type="float" office:value="8">
            <text:p>8</text:p>
          </table:table-cell>
          <table:table-cell table:number-columns-repeated="2"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aul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imeon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Peter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2"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8.653846145">
            <text:p>49</text:p>
          </table:table-cell>
          <table:table-cell table:number-columns-repeated="1010"/>
        </table:table-row>
        <table:table-row table:style-name="ro2">
          <table:table-cell office:value-type="string">
            <text:p>Jakub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hristopher</text:p>
          </table:table-cell>
          <table:table-cell office:value-type="float" office:value="145">
            <text:p>145</text:p>
          </table:table-cell>
          <table:table-cell office:value-type="float" office:value="112">
            <text:p>11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319.442557434">
            <text:p>319</text:p>
          </table:table-cell>
          <table:table-cell table:number-columns-repeated="1010"/>
        </table:table-row>
        <table:table-row table:style-name="ro2">
          <table:table-cell office:value-type="string">
            <text:p>Wesley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72.574425575">
            <text:p>173</text:p>
          </table:table-cell>
          <table:table-cell table:number-columns-repeated="1010"/>
        </table:table-row>
        <table:table-row table:style-name="ro2">
          <table:table-cell office:value-type="string">
            <text:p>Ranveer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.0127372631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Hug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3.6436063931">
            <text:p>24</text:p>
          </table:table-cell>
          <table:table-cell table:number-columns-repeated="1010"/>
        </table:table-row>
        <table:table-row table:style-name="ro2">
          <table:table-cell office:value-type="string">
            <text:p>Mark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59.34015984">
            <text:p>159</text:p>
          </table:table-cell>
          <table:table-cell table:number-columns-repeated="1010"/>
        </table:table-row>
        <table:table-row table:style-name="ro2">
          <table:table-cell office:value-type="string">
            <text:p>Theodore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2"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09.102147857">
            <text:p>209</text:p>
          </table:table-cell>
          <table:table-cell table:number-columns-repeated="1010"/>
        </table:table-row>
        <table:table-row table:style-name="ro2">
          <table:table-cell office:value-type="string">
            <text:p>Hugh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9333166895">
            <text:p>51</text:p>
          </table:table-cell>
          <table:table-cell table:number-columns-repeated="1010"/>
        </table:table-row>
        <table:table-row table:style-name="ro2">
          <table:table-cell office:value-type="string">
            <text:p>Jeremy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table:number-columns-repeated="2"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10.460539464">
            <text:p>210</text:p>
          </table:table-cell>
          <table:table-cell table:number-columns-repeated="1010"/>
        </table:table-row>
        <table:table-row table:style-name="ro2">
          <table:table-cell office:value-type="string">
            <text:p>Marc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8.4830169852">
            <text:p>68</text:p>
          </table:table-cell>
          <table:table-cell table:number-columns-repeated="1010"/>
        </table:table-row>
        <table:table-row table:style-name="ro2">
          <table:table-cell office:value-type="string">
            <text:p>August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8.5536963037">
            <text:p>79</text:p>
          </table:table-cell>
          <table:table-cell table:number-columns-repeated="1010"/>
        </table:table-row>
        <table:table-row table:style-name="ro2">
          <table:table-cell office:value-type="string">
            <text:p>Bennet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9.143856149">
            <text:p>109</text:p>
          </table:table-cell>
          <table:table-cell table:number-columns-repeated="1010"/>
        </table:table-row>
        <table:table-row table:style-name="ro2">
          <table:table-cell office:value-type="string">
            <text:p>Ko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risten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rson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2" office:value-type="float" office:value="66">
            <text:p>66</text:p>
          </table:table-cell>
          <table:table-cell office:value-type="float" office:value="127.467282715">
            <text:p>127</text:p>
          </table:table-cell>
          <table:table-cell table:number-columns-repeated="1010"/>
        </table:table-row>
        <table:table-row table:style-name="ro2">
          <table:table-cell office:value-type="string">
            <text:p>Stefano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ole</text:p>
          </table:table-cell>
          <table:table-cell office:value-type="float" office:value="126">
            <text:p>126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26">
            <text:p>126</text:p>
          </table:table-cell>
          <table:table-cell office:value-type="float" office:value="102">
            <text:p>102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Xavier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ntley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72">
            <text:p>72</text:p>
          </table:table-cell>
          <table:table-cell office:value-type="float" office:value="789.54495506">
            <text:p>790</text:p>
          </table:table-cell>
          <table:table-cell table:number-columns-repeated="1010"/>
        </table:table-row>
        <table:table-row table:style-name="ro2">
          <table:table-cell office:value-type="string">
            <text:p>Shay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mden</text:p>
          </table:table-cell>
          <table:table-cell table:number-columns-repeated="7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hae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aiden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yrell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rvi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olt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.0139860154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Mehar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.5754245775">
            <text:p>48</text:p>
          </table:table-cell>
          <table:table-cell table:number-columns-repeated="1010"/>
        </table:table-row>
        <table:table-row table:style-name="ro2">
          <table:table-cell office:value-type="string">
            <text:p>Carse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siah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33.0082417561">
            <text:p>33</text:p>
          </table:table-cell>
          <table:table-cell table:number-columns-repeated="1010"/>
        </table:table-row>
        <table:table-row table:style-name="ro2">
          <table:table-cell office:value-type="string">
            <text:p>Cedric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24.3156843147">
            <text:p>24</text:p>
          </table:table-cell>
          <table:table-cell table:number-columns-repeated="1010"/>
        </table:table-row>
        <table:table-row table:style-name="ro2">
          <table:table-cell office:value-type="string">
            <text:p>Rylen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.43806193289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Fateh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63.0294705298">
            <text:p>63</text:p>
          </table:table-cell>
          <table:table-cell table:number-columns-repeated="1010"/>
        </table:table-row>
        <table:table-row table:style-name="ro2">
          <table:table-cell office:value-type="string">
            <text:p>Mila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.608891111">
            <text:p>31</text:p>
          </table:table-cell>
          <table:table-cell table:number-columns-repeated="1010"/>
        </table:table-row>
        <table:table-row table:style-name="ro2">
          <table:table-cell office:value-type="string">
            <text:p>Hayes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Johannes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urjaap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.3758741236">
            <text:p>29</text:p>
          </table:table-cell>
          <table:table-cell table:number-columns-repeated="1010"/>
        </table:table-row>
        <table:table-row table:style-name="ro2">
          <table:table-cell office:value-type="string">
            <text:p>Chace</text:p>
          </table:table-cell>
          <table:table-cell table:number-columns-repeated="8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nedict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rai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0.3728771226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Kasey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rek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anveer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itchell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yley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rabhjot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rveer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.5007492525">
            <text:p>26</text:p>
          </table:table-cell>
          <table:table-cell table:number-columns-repeated="1010"/>
        </table:table-row>
        <table:table-row table:style-name="ro2">
          <table:table-cell office:value-type="string">
            <text:p>Francesco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haan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aelin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Uzair</text:p>
          </table:table-cell>
          <table:table-cell table:number-columns-repeated="8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enver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urve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rsh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rancis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avel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4.1588411548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Krish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yden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  <table:table-cell office:value-type="float" office:value="125">
            <text:p>125</text:p>
          </table:table-cell>
          <table:table-cell office:value-type="float" office:value="146">
            <text:p>146</text:p>
          </table:table-cell>
          <table:table-cell office:value-type="float" office:value="113.507992011">
            <text:p>114</text:p>
          </table:table-cell>
          <table:table-cell table:number-columns-repeated="1010"/>
        </table:table-row>
        <table:table-row table:style-name="ro2">
          <table:table-cell office:value-type="string">
            <text:p>Ar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6.3051948071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Blaine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Wyn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Jase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2.5147352724">
            <text:p>83</text:p>
          </table:table-cell>
          <table:table-cell table:number-columns-repeated="1010"/>
        </table:table-row>
        <table:table-row table:style-name="ro2">
          <table:table-cell office:value-type="string">
            <text:p>Boden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xton</text:p>
          </table:table-cell>
          <table:table-cell table:number-columns-repeated="9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2.386613386">
            <text:p>142</text:p>
          </table:table-cell>
          <table:table-cell table:number-columns-repeated="1010"/>
        </table:table-row>
        <table:table-row table:style-name="ro2">
          <table:table-cell office:value-type="string">
            <text:p>Devon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number-columns-repeated="2" office:value-type="float" office:value="38">
            <text:p>38</text:p>
          </table:table-cell>
          <table:table-cell office:value-type="float" office:value="28">
            <text:p>28</text:p>
          </table:table-cell>
          <table:table-cell table:number-columns-repeated="2"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4.5379620396">
            <text:p>55</text:p>
          </table:table-cell>
          <table:table-cell table:number-columns-repeated="1010"/>
        </table:table-row>
        <table:table-row table:style-name="ro2">
          <table:table-cell office:value-type="string">
            <text:p>Barrett</text:p>
          </table:table-cell>
          <table:table-cell table:number-columns-repeated="11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0.4560439584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Tanvi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37.8254245745">
            <text:p>38</text:p>
          </table:table-cell>
          <table:table-cell table:number-columns-repeated="1010"/>
        </table:table-row>
        <table:table-row table:style-name="ro2">
          <table:table-cell office:value-type="string">
            <text:p>Ansh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Zayden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77.8089410602">
            <text:p>78</text:p>
          </table:table-cell>
          <table:table-cell table:number-columns-repeated="1010"/>
        </table:table-row>
        <table:table-row table:style-name="ro2">
          <table:table-cell office:value-type="string">
            <text:p>Braden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y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.2887112841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Kyson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Justin</text:p>
          </table:table-cell>
          <table:table-cell office:value-type="float" office:value="176">
            <text:p>176</text:p>
          </table:table-cell>
          <table:table-cell office:value-type="float" office:value="211">
            <text:p>211</text:p>
          </table:table-cell>
          <table:table-cell office:value-type="float" office:value="156">
            <text:p>156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247.607892131">
            <text:p>248</text:p>
          </table:table-cell>
          <table:table-cell table:number-columns-repeated="1010"/>
        </table:table-row>
        <table:table-row table:style-name="ro2">
          <table:table-cell office:value-type="string">
            <text:p>Justic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nley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uxley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4.0671828205">
            <text:p>84</text:p>
          </table:table-cell>
          <table:table-cell table:number-columns-repeated="1010"/>
        </table:table-row>
        <table:table-row table:style-name="ro2">
          <table:table-cell office:value-type="string">
            <text:p>Gideon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1.4825174857">
            <text:p>51</text:p>
          </table:table-cell>
          <table:table-cell table:number-columns-repeated="1010"/>
        </table:table-row>
        <table:table-row table:style-name="ro2">
          <table:table-cell office:value-type="string">
            <text:p>Pierc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4.272727266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Walter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.90559440663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Shamus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21.2584915066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Sulliva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4.1663336658">
            <text:p>44</text:p>
          </table:table-cell>
          <table:table-cell table:number-columns-repeated="1010"/>
        </table:table-row>
        <table:table-row table:style-name="ro2">
          <table:table-cell office:value-type="string">
            <text:p>George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1.4348151821">
            <text:p>41</text:p>
          </table:table-cell>
          <table:table-cell table:number-columns-repeated="1010"/>
        </table:table-row>
        <table:table-row table:style-name="ro2">
          <table:table-cell office:value-type="string">
            <text:p>Amritpal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46.2115384584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Patrick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4.2332667322">
            <text:p>34</text:p>
          </table:table-cell>
          <table:table-cell table:number-columns-repeated="1010"/>
        </table:table-row>
        <table:table-row table:style-name="ro2">
          <table:table-cell office:value-type="string">
            <text:p>Davin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ustafa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hase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47.0926573441">
            <text:p>47</text:p>
          </table:table-cell>
          <table:table-cell table:number-columns-repeated="1010"/>
        </table:table-row>
        <table:table-row table:style-name="ro2">
          <table:table-cell office:value-type="string">
            <text:p>Bradley</text:p>
          </table:table-cell>
          <table:table-cell table:number-columns-repeated="2"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19.500499502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Samuel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227.868881115">
            <text:p>228</text:p>
          </table:table-cell>
          <table:table-cell table:number-columns-repeated="1010"/>
        </table:table-row>
        <table:table-row table:style-name="ro2">
          <table:table-cell office:value-type="string">
            <text:p>Dion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ector</text:p>
          </table:table-cell>
          <table:table-cell table:number-columns-repeated="8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ma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6.3051948071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Manveer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le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unter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266.77972028">
            <text:p>267</text:p>
          </table:table-cell>
          <table:table-cell table:number-columns-repeated="1010"/>
        </table:table-row>
        <table:table-row table:style-name="ro2">
          <table:table-cell office:value-type="string">
            <text:p>Marshall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2.7000499529">
            <text:p>43</text:p>
          </table:table-cell>
          <table:table-cell table:number-columns-repeated="1010"/>
        </table:table-row>
        <table:table-row table:style-name="ro2">
          <table:table-cell office:value-type="string">
            <text:p>Flyn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52.0252247744">
            <text:p>52</text:p>
          </table:table-cell>
          <table:table-cell table:number-columns-repeated="1010"/>
        </table:table-row>
        <table:table-row table:style-name="ro2">
          <table:table-cell office:value-type="string">
            <text:p>Steven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1.038711293">
            <text:p>101</text:p>
          </table:table-cell>
          <table:table-cell table:number-columns-repeated="1010"/>
        </table:table-row>
        <table:table-row table:style-name="ro2">
          <table:table-cell office:value-type="string">
            <text:p>Jun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.9035964067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ihal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.7839660326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Grayden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yle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aiyo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tthias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eagan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3.4860139847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Soren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ouie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hoeni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athanial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Gregor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Marko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.573426575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Victor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3" office:value-type="float" office:value="15">
            <text:p>15</text:p>
          </table:table-cell>
          <table:table-cell office:value-type="float" office:value="112.188061932">
            <text:p>112</text:p>
          </table:table-cell>
          <table:table-cell table:number-columns-repeated="1010"/>
        </table:table-row>
        <table:table-row table:style-name="ro2">
          <table:table-cell office:value-type="string">
            <text:p>Sahej</text:p>
          </table:table-cell>
          <table:table-cell table:number-columns-repeated="10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2.4378121881">
            <text:p>92</text:p>
          </table:table-cell>
          <table:table-cell table:number-columns-repeated="1010"/>
        </table:table-row>
        <table:table-row table:style-name="ro2">
          <table:table-cell office:value-type="string">
            <text:p>Bra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13.587662339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Larry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sper</text:p>
          </table:table-cell>
          <table:table-cell office:value-type="float" office:value="14">
            <text:p>14</text:p>
          </table:table-cell>
          <table:table-cell table:number-columns-repeated="3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117.111888109">
            <text:p>117</text:p>
          </table:table-cell>
          <table:table-cell table:number-columns-repeated="1010"/>
        </table:table-row>
        <table:table-row table:style-name="ro2">
          <table:table-cell office:value-type="string">
            <text:p>Angelo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axton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orrest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heldon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ri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2.6618381595">
            <text:p>83</text:p>
          </table:table-cell>
          <table:table-cell table:number-columns-repeated="1010"/>
        </table:table-row>
        <table:table-row table:style-name="ro2">
          <table:table-cell office:value-type="string">
            <text:p>Graeme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.896103892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Gavy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Manvi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zra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67.6820679316">
            <text:p>68</text:p>
          </table:table-cell>
          <table:table-cell table:number-columns-repeated="1010"/>
        </table:table-row>
        <table:table-row table:style-name="ro2">
          <table:table-cell office:value-type="string">
            <text:p>Ocea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rius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iley</text:p>
          </table:table-cell>
          <table:table-cell office:value-type="float" office:value="97">
            <text:p>97</text:p>
          </table:table-cell>
          <table:table-cell office:value-type="float" office:value="106">
            <text:p>106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vid</text:p>
          </table:table-cell>
          <table:table-cell office:value-type="float" office:value="114">
            <text:p>114</text:p>
          </table:table-cell>
          <table:table-cell table:number-columns-repeated="3"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75.7654845166">
            <text:p>76</text:p>
          </table:table-cell>
          <table:table-cell table:number-columns-repeated="1010"/>
        </table:table-row>
        <table:table-row table:style-name="ro2">
          <table:table-cell office:value-type="string">
            <text:p>Emmanuel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1.3116883108">
            <text:p>81</text:p>
          </table:table-cell>
          <table:table-cell table:number-columns-repeated="1010"/>
        </table:table-row>
        <table:table-row table:style-name="ro2">
          <table:table-cell office:value-type="string">
            <text:p>Karl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an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54.1223776255">
            <text:p>54</text:p>
          </table:table-cell>
          <table:table-cell table:number-columns-repeated="1010"/>
        </table:table-row>
        <table:table-row table:style-name="ro2">
          <table:table-cell office:value-type="string">
            <text:p>Josef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nan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5.4018481537">
            <text:p>25</text:p>
          </table:table-cell>
          <table:table-cell table:number-columns-repeated="1010"/>
        </table:table-row>
        <table:table-row table:style-name="ro2">
          <table:table-cell office:value-type="string">
            <text:p>Colby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26.259240758">
            <text:p>326</text:p>
          </table:table-cell>
          <table:table-cell table:number-columns-repeated="1010"/>
        </table:table-row>
        <table:table-row table:style-name="ro2">
          <table:table-cell office:value-type="string">
            <text:p>Max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147.64160839">
            <text:p>148</text:p>
          </table:table-cell>
          <table:table-cell table:number-columns-repeated="1010"/>
        </table:table-row>
        <table:table-row table:style-name="ro2">
          <table:table-cell office:value-type="string">
            <text:p>Santiago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ennedy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33.0082417561">
            <text:p>33</text:p>
          </table:table-cell>
          <table:table-cell table:number-columns-repeated="1010"/>
        </table:table-row>
        <table:table-row table:style-name="ro2">
          <table:table-cell office:value-type="string">
            <text:p>Rajveer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2.6248751222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Charli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ahul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  <table:table-cell office:value-type="float" office:value="66.7852147856">
            <text:p>67</text:p>
          </table:table-cell>
          <table:table-cell table:number-columns-repeated="1010"/>
        </table:table-row>
        <table:table-row table:style-name="ro2">
          <table:table-cell office:value-type="string">
            <text:p>Kira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Edward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rnoor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96728271679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evin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76073926014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Balraj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nn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ameer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tt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0.8484016002">
            <text:p>71</text:p>
          </table:table-cell>
          <table:table-cell table:number-columns-repeated="1010"/>
        </table:table-row>
        <table:table-row table:style-name="ro2">
          <table:table-cell office:value-type="string">
            <text:p>Akashdeep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0.0297202793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Jacob</text:p>
          </table:table-cell>
          <table:table-cell office:value-type="float" office:value="287">
            <text:p>287</text:p>
          </table:table-cell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office:value-type="float" office:value="222">
            <text:p>222</text:p>
          </table:table-cell>
          <table:table-cell office:value-type="float" office:value="235">
            <text:p>235</text:p>
          </table:table-cell>
          <table:table-cell office:value-type="float" office:value="253">
            <text:p>253</text:p>
          </table:table-cell>
          <table:table-cell office:value-type="float" office:value="210">
            <text:p>210</text:p>
          </table:table-cell>
          <table:table-cell office:value-type="float" office:value="225">
            <text:p>225</text:p>
          </table:table-cell>
          <table:table-cell office:value-type="float" office:value="263">
            <text:p>263</text:p>
          </table:table-cell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iego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Elliot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92.8848651335">
            <text:p>93</text:p>
          </table:table-cell>
          <table:table-cell table:number-columns-repeated="1010"/>
        </table:table-row>
        <table:table-row table:style-name="ro2">
          <table:table-cell office:value-type="string">
            <text:p>Zephyr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.950299699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Nelson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43206798029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Richard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95.3583916073">
            <text:p>95</text:p>
          </table:table-cell>
          <table:table-cell table:number-columns-repeated="1010"/>
        </table:table-row>
        <table:table-row table:style-name="ro2">
          <table:table-cell office:value-type="string">
            <text:p>Tristyn</text:p>
          </table:table-cell>
          <table:table-cell table:number-columns-repeated="8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aya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rsha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mmar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onny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Owen</text:p>
          </table:table-cell>
          <table:table-cell office:value-type="float" office:value="84">
            <text:p>84</text:p>
          </table:table-cell>
          <table:table-cell office:value-type="float" office:value="120">
            <text:p>120</text:p>
          </table:table-cell>
          <table:table-cell office:value-type="float" office:value="149">
            <text:p>149</text:p>
          </table:table-cell>
          <table:table-cell office:value-type="float" office:value="181">
            <text:p>181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99">
            <text:p>199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office:value-type="float" office:value="147">
            <text:p>147</text:p>
          </table:table-cell>
          <table:table-cell office:value-type="float" office:value="185">
            <text:p>185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ohl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5.0899100856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Frank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0.9300699331">
            <text:p>41</text:p>
          </table:table-cell>
          <table:table-cell table:number-columns-repeated="1010"/>
        </table:table-row>
        <table:table-row table:style-name="ro2">
          <table:table-cell office:value-type="string">
            <text:p>Eugen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1.7504995089">
            <text:p>52</text:p>
          </table:table-cell>
          <table:table-cell table:number-columns-repeated="1010"/>
        </table:table-row>
        <table:table-row table:style-name="ro2">
          <table:table-cell office:value-type="string">
            <text:p>Prince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lvi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.6456043978">
            <text:p>55</text:p>
          </table:table-cell>
          <table:table-cell table:number-columns-repeated="1010"/>
        </table:table-row>
        <table:table-row table:style-name="ro2">
          <table:table-cell office:value-type="string">
            <text:p>Evan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Skyler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4.179820178">
            <text:p>114</text:p>
          </table:table-cell>
          <table:table-cell table:number-columns-repeated="1010"/>
        </table:table-row>
        <table:table-row table:style-name="ro2">
          <table:table-cell office:value-type="string">
            <text:p>Randy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9.817682308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Sloan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Oren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Yousef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.92882118042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Winston</text:p>
          </table:table-cell>
          <table:table-cell office:value-type="float" office:value="12">
            <text:p>12</text:p>
          </table:table-cell>
          <table:table-cell table:number-columns-repeated="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64.613136865">
            <text:p>165</text:p>
          </table:table-cell>
          <table:table-cell table:number-columns-repeated="1010"/>
        </table:table-row>
        <table:table-row table:style-name="ro2">
          <table:table-cell office:value-type="string">
            <text:p>Tega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bdulaziz</text:p>
          </table:table-cell>
          <table:table-cell table:number-columns-repeated="11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.8653846183">
            <text:p>59</text:p>
          </table:table-cell>
          <table:table-cell table:number-columns-repeated="1010"/>
        </table:table-row>
        <table:table-row table:style-name="ro2">
          <table:table-cell office:value-type="string">
            <text:p>Aaryan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.910839159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Arden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ate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iveer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.4975024976">
            <text:p>56</text:p>
          </table:table-cell>
          <table:table-cell table:number-columns-repeated="1010"/>
        </table:table-row>
        <table:table-row table:style-name="ro2">
          <table:table-cell office:value-type="string">
            <text:p>Sartaj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.2522477529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Gibson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urvi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esse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eena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3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icky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.74300699634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Cruz</text:p>
          </table:table-cell>
          <table:table-cell table:number-columns-repeated="6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66.265234763">
            <text:p>166</text:p>
          </table:table-cell>
          <table:table-cell table:number-columns-repeated="1010"/>
        </table:table-row>
        <table:table-row table:style-name="ro2">
          <table:table-cell office:value-type="string">
            <text:p>Andre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ohn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195.832667308">
            <text:p>196</text:p>
          </table:table-cell>
          <table:table-cell table:number-columns-repeated="1010"/>
        </table:table-row>
        <table:table-row table:style-name="ro2">
          <table:table-cell office:value-type="string">
            <text:p>Shea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2.9627872102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Anthony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80">
            <text:p>80</text:p>
          </table:table-cell>
          <table:table-cell office:value-type="float" office:value="78">
            <text:p>78</text:p>
          </table:table-cell>
          <table:table-cell table:number-columns-repeated="2"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rley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Jadon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raham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8.0964036009">
            <text:p>68</text:p>
          </table:table-cell>
          <table:table-cell table:number-columns-repeated="1010"/>
        </table:table-row>
        <table:table-row table:style-name="ro2">
          <table:table-cell office:value-type="string">
            <text:p>Shahil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adi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ajvir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eaga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ubrey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ries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Nickola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eilly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.1733266709">
            <text:p>81</text:p>
          </table:table-cell>
          <table:table-cell table:number-columns-repeated="1010"/>
        </table:table-row>
        <table:table-row table:style-name="ro2">
          <table:table-cell office:value-type="string">
            <text:p>Jord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oman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79.4115884091">
            <text:p>79</text:p>
          </table:table-cell>
          <table:table-cell table:number-columns-repeated="1010"/>
        </table:table-row>
        <table:table-row table:style-name="ro2">
          <table:table-cell office:value-type="string">
            <text:p>Alde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16158841075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Edis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.2032967108">
            <text:p>45</text:p>
          </table:table-cell>
          <table:table-cell table:number-columns-repeated="1010"/>
        </table:table-row>
        <table:table-row table:style-name="ro2">
          <table:table-cell office:value-type="string">
            <text:p>Nico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68.8641358682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Corbin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42.9255744251">
            <text:p>43</text:p>
          </table:table-cell>
          <table:table-cell table:number-columns-repeated="1010"/>
        </table:table-row>
        <table:table-row table:style-name="ro2">
          <table:table-cell office:value-type="string">
            <text:p>Nick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Harris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nraj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.1441058951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Kevin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70.81143856">
            <text:p>271</text:p>
          </table:table-cell>
          <table:table-cell table:number-columns-repeated="1010"/>
        </table:table-row>
        <table:table-row table:style-name="ro2">
          <table:table-cell office:value-type="string">
            <text:p>Dryden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0.686563437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Dustin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3.0097402534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Maddex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ranklin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4.0084915071">
            <text:p>24</text:p>
          </table:table-cell>
          <table:table-cell table:number-columns-repeated="1010"/>
        </table:table-row>
        <table:table-row table:style-name="ro2">
          <table:table-cell office:value-type="string">
            <text:p>Markus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ad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0.7332667309">
            <text:p>81</text:p>
          </table:table-cell>
          <table:table-cell table:number-columns-repeated="1010"/>
        </table:table-row>
        <table:table-row table:style-name="ro2">
          <table:table-cell office:value-type="string">
            <text:p>Syed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den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rase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985764242125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Jaden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9.20229771081">
            <text:p>9</text:p>
          </table:table-cell>
          <table:table-cell table:number-columns-repeated="1010"/>
        </table:table-row>
        <table:table-row table:style-name="ro2">
          <table:table-cell office:value-type="string">
            <text:p>Darwin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.1283716283">
            <text:p>24</text:p>
          </table:table-cell>
          <table:table-cell table:number-columns-repeated="1010"/>
        </table:table-row>
        <table:table-row table:style-name="ro2">
          <table:table-cell office:value-type="string">
            <text:p>Tai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Cash</text:p>
          </table:table-cell>
          <table:table-cell table:number-columns-repeated="5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4.0172327608">
            <text:p>44</text:p>
          </table:table-cell>
          <table:table-cell table:number-columns-repeated="1010"/>
        </table:table-row>
        <table:table-row table:style-name="ro2">
          <table:table-cell office:value-type="string">
            <text:p>Eshan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thieu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.22302697646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Ryla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ash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74.2357642348">
            <text:p>74</text:p>
          </table:table-cell>
          <table:table-cell table:number-columns-repeated="1010"/>
        </table:table-row>
        <table:table-row table:style-name="ro2">
          <table:table-cell office:value-type="string">
            <text:p>Abraham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.44305694402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Emanuel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Andr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saiah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76.3766233824">
            <text:p>76</text:p>
          </table:table-cell>
          <table:table-cell table:number-columns-repeated="1010"/>
        </table:table-row>
        <table:table-row table:style-name="ro2">
          <table:table-cell office:value-type="string">
            <text:p>Erik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2.3598901074">
            <text:p>52</text:p>
          </table:table-cell>
          <table:table-cell table:number-columns-repeated="1010"/>
        </table:table-row>
        <table:table-row table:style-name="ro2">
          <table:table-cell office:value-type="string">
            <text:p>Silas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193.181568437">
            <text:p>193</text:p>
          </table:table-cell>
          <table:table-cell table:number-columns-repeated="1010"/>
        </table:table-row>
        <table:table-row table:style-name="ro2">
          <table:table-cell office:value-type="string">
            <text:p>Glenn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46.2115384584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Amri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9.96903097193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Eric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71.1381118965">
            <text:p>71</text:p>
          </table:table-cell>
          <table:table-cell table:number-columns-repeated="1010"/>
        </table:table-row>
        <table:table-row table:style-name="ro2">
          <table:table-cell office:value-type="string">
            <text:p>Braeden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Wade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4.5237262716">
            <text:p>95</text:p>
          </table:table-cell>
          <table:table-cell table:number-columns-repeated="1010"/>
        </table:table-row>
        <table:table-row table:style-name="ro2">
          <table:table-cell office:value-type="string">
            <text:p>Bikram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drie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aya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Tavian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Gauge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letcher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98276723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Ekam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6.9448051969">
            <text:p>37</text:p>
          </table:table-cell>
          <table:table-cell table:number-columns-repeated="1010"/>
        </table:table-row>
        <table:table-row table:style-name="ro2">
          <table:table-cell office:value-type="string">
            <text:p>Carter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33">
            <text:p>133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141">
            <text:p>141</text:p>
          </table:table-cell>
          <table:table-cell office:value-type="float" office:value="106">
            <text:p>106</text:p>
          </table:table-cell>
          <table:table-cell office:value-type="float" office:value="161">
            <text:p>161</text:p>
          </table:table-cell>
          <table:table-cell office:value-type="float" office:value="128">
            <text:p>128</text:p>
          </table:table-cell>
          <table:table-cell office:value-type="float" office:value="148.706543434">
            <text:p>149</text:p>
          </table:table-cell>
          <table:table-cell table:number-columns-repeated="1010"/>
        </table:table-row>
        <table:table-row table:style-name="ro2">
          <table:table-cell office:value-type="string">
            <text:p>Nathaniel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yson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8.2659840114">
            <text:p>68</text:p>
          </table:table-cell>
          <table:table-cell table:number-columns-repeated="1010"/>
        </table:table-row>
        <table:table-row table:style-name="ro2">
          <table:table-cell office:value-type="string">
            <text:p>Sag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.79220779114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Vaughn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Oma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raed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Lukas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table:number-columns-repeated="2"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rian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8.689310685">
            <text:p>79</text:p>
          </table:table-cell>
          <table:table-cell table:number-columns-repeated="1010"/>
        </table:table-row>
        <table:table-row table:style-name="ro2">
          <table:table-cell office:value-type="string">
            <text:p>Joven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owe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4.1785714347">
            <text:p>54</text:p>
          </table:table-cell>
          <table:table-cell table:number-columns-repeated="1010"/>
        </table:table-row>
        <table:table-row table:style-name="ro2">
          <table:table-cell office:value-type="string">
            <text:p>Raymond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Kenyon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omen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Dante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.5272227812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athan</text:p>
          </table:table-cell>
          <table:table-cell office:value-type="float" office:value="179">
            <text:p>179</text:p>
          </table:table-cell>
          <table:table-cell office:value-type="float" office:value="164">
            <text:p>164</text:p>
          </table:table-cell>
          <table:table-cell office:value-type="float" office:value="191">
            <text:p>191</text:p>
          </table:table-cell>
          <table:table-cell office:value-type="float" office:value="217">
            <text:p>217</text:p>
          </table:table-cell>
          <table:table-cell office:value-type="float" office:value="206">
            <text:p>206</text:p>
          </table:table-cell>
          <table:table-cell office:value-type="float" office:value="213">
            <text:p>213</text:p>
          </table:table-cell>
          <table:table-cell office:value-type="float" office:value="181">
            <text:p>181</text:p>
          </table:table-cell>
          <table:table-cell office:value-type="float" office:value="224">
            <text:p>224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organ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njamin</text:p>
          </table:table-cell>
          <table:table-cell office:value-type="float" office:value="198">
            <text:p>198</text:p>
          </table:table-cell>
          <table:table-cell office:value-type="float" office:value="186">
            <text:p>186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176">
            <text:p>176</text:p>
          </table:table-cell>
          <table:table-cell office:value-type="float" office:value="266.234765214">
            <text:p>266</text:p>
          </table:table-cell>
          <table:table-cell table:number-columns-repeated="1010"/>
        </table:table-row>
        <table:table-row table:style-name="ro2">
          <table:table-cell office:value-type="string">
            <text:p>Johnath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.0911588427">
            <text:p>12</text:p>
          </table:table-cell>
          <table:table-cell table:number-columns-repeated="1010"/>
        </table:table-row>
        <table:table-row table:style-name="ro2">
          <table:table-cell office:value-type="string">
            <text:p>Agam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.0467032985">
            <text:p>42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73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1">
        <table:table-column table:style-name="co2" table:default-cell-style-name="Default"/>
        <table:table-row table:style-name="ro3">
          <table:table-cell office:value-type="string">
            <text:p><text:a xlink:href="http://www.vs.gov.bc.ca/babynames/baby2012.html" xlink:type="simple">http://www.vs.gov.bc.ca/babynames/baby2012.html</text:a></text:p>
          </table:table-cell>
        </table:table-row>
        <table:table-row table:style-name="ro2">
          <table:table-cell office:value-type="string">
            <text:p>http://www.vs.gov.bc.ca/babynames/baby2011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00-00-00</text:date>, <text:time style:data-style-name="N2" text:time-value="0000-00-00T22:08:30.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18:17:55.33</meta:creation-date>
    <dc:date>2013-09-30T22:11:55.84</dc:date>
    <meta:editing-duration>PT1H15M39S</meta:editing-duration>
    <meta:editing-cycles>15</meta:editing-cycles>
    <meta:generator>LibreOffice/3.6$Windows_x86 LibreOffice_project/2ef5aff-a6fb0ff-166bdff-cf087ad-0f1389</meta:generator>
    <meta:document-statistic meta:table-count="2" meta:cell-count="16705" meta:object-count="0"/>
  </office:meta>
</office:document-meta>
</file>